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Standard" style:font-charset="x-symbo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4cm"/>
    </style:style>
    <style:style style:name="co2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0.362cm"/>
    </style:style>
    <style:style style:name="co4" style:family="table-column">
      <style:table-column-properties fo:break-before="auto" style:column-width="0.282cm"/>
    </style:style>
    <style:style style:name="ro3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25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0">
      <number:number number:min-integer-digits="1"/>
    </number:number-style>
    <style:style style:name="ce17" style:family="table-cell" style:parent-style-name="Default" style:data-style-name="N0">
      <style:text-properties fo:font-size="6pt" style:font-size-asian="6pt" style:font-size-complex="6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0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1" style:family="table-cell" style:parent-style-name="Default">
      <style:text-properties fo:font-size="6pt" style:font-size-asian="6pt" style:font-size-complex="6pt"/>
    </style:style>
    <style:style style:name="ce22" style:family="table-cell" style:parent-style-name="Default" style:data-style-name="N0">
      <style:text-properties fo:font-size="24pt" style:font-size-asian="24pt" style:font-size-complex="24pt"/>
    </style:style>
    <style:style style:name="ce23" style:family="table-cell" style:parent-style-name="Default" style:data-style-name="N0">
      <style:table-cell-properties fo:background-color="#ff33ff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5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6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7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8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9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0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1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2" style:family="table-cell" style:parent-style-name="Weg">
      <style:table-cell-properties fo:background-color="transparent"/>
    </style:style>
    <style:style style:name="ce46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7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8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9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0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1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2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3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4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5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7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8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9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60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66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67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70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74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77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79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80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2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4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5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86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7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6" style:family="table-cell" style:parent-style-name="Default" style:data-style-name="N0"/>
    <style:style style:name="ce61" style:family="table-cell" style:parent-style-name="Default">
      <style:table-cell-properties fo:background-color="#dddddd" fo:border="0.002cm solid #000000"/>
    </style:style>
    <style:style style:name="ce62" style:family="table-cell" style:parent-style-name="Default" style:data-style-name="N0">
      <style:table-cell-properties fo:background-color="#dddddd"/>
    </style:style>
    <style:style style:name="ce63" style:family="table-cell" style:parent-style-name="Default">
      <style:table-cell-properties fo:background-color="#dddddd"/>
    </style:style>
    <style:style style:name="ce64" style:family="table-cell" style:parent-style-name="Default" style:data-style-name="N0">
      <style:table-cell-properties fo:background-color="#ffff00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9" style:family="table-cell" style:parent-style-name="Default" style:data-style-name="N0">
      <style:table-cell-properties fo:background-color="#ffff99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ff66"/>
    </style:style>
    <style:style style:name="ce76" style:family="table-cell" style:parent-style-name="Default">
      <style:text-properties fo:font-size="5pt" style:font-size-asian="5pt" style:font-size-complex="5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88" style:family="table-cell" style:parent-style-name="Default" style:data-style-name="N0">
      <style:table-cell-properties fo:background-color="#ffff00" fo:border="0.002cm solid #000000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dddddd" fo:border="0.002cm solid #000000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 style:data-style-name="N0">
      <style:text-properties style:font-name="Symbol" fo:font-weight="normal" style:font-name-asian="Symbol" style:font-weight-asian="normal" style:font-name-complex="Symbol" style:font-weight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size="5pt" style:font-size-asian="5pt" style:font-size-complex="5pt"/>
    </style:style>
    <style:style style:name="ce94" style:family="table-cell" style:parent-style-name="Default">
      <style:table-cell-properties fo:background-color="#ffff66" fo:border="0.002cm solid #000000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Symbol" fo:font-weight="normal" style:font-name-asian="Symbol" style:font-weight-asian="normal" style:font-name-complex="Symbo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97" style:family="table-cell" style:parent-style-name="Default">
      <style:table-cell-properties fo:background-color="#ffff00" fo:border="0.002cm solid #000000"/>
    </style:style>
    <style:style style:name="ce98" style:family="table-cell" style:parent-style-name="Default" style:data-style-name="N0">
      <style:table-cell-properties style:text-align-source="value-type" style:repeat-content="false"/>
      <style:paragraph-properties fo:margin-left="0cm"/>
      <style:text-properties fo:font-size="6pt" style:font-size-asian="6pt" style:font-size-complex="6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112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13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14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15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16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17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18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19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20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21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122" style:family="table-cell" style:parent-style-name="Default" style:data-style-name="N0">
      <style:table-cell-properties fo:border-bottom="none" fo:background-color="#ccff99" style:text-align-source="fix" style:repeat-content="false" fo:border-left="0.002cm solid #000000" fo:border-right="none" fo:border-top="none"/>
      <style:paragraph-properties fo:text-align="start" fo:margin-left="0cm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123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</office:automatic-styles>
  <office:body>
    <office:spreadsheet>
      <table:calculation-settings table:case-sensitive="false" table:automatic-find-labels="false" table:use-regular-expressions="false"/>
      <table:table table:name="4" table:style-name="ta3" table:print-ranges="'4'.C3:'4'.CD68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string" table:number-columns-spanned="5" table:number-rows-spanned="2">
            <text:p>4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402" table:number-columns-spanned="5" table:number-rows-spanned="2">
            <text:p>4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403" table:number-columns-spanned="5" table:number-rows-spanned="2">
            <text:p>4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404" table:number-columns-spanned="5" table:number-rows-spanned="2">
            <text:p>4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405" table:number-columns-spanned="5" table:number-rows-spanned="2">
            <text:p>4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406" table:number-columns-spanned="5" table:number-rows-spanned="2">
            <text:p>4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407" table:number-columns-spanned="5" table:number-rows-spanned="2">
            <text:p>4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408" table:number-columns-spanned="5" table:number-rows-spanned="2">
            <text:p>4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4" table:number-columns-spanned="3" table:number-rows-spanned="5">
            <text:p>4</text:p>
          </table:table-cell>
          <table:covered-table-cell table:number-columns-repeated="2"/>
          <table:table-cell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A15]+1" office:value-type="float" office:value="15">
            <text:p>15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G18]+1" office:value-type="float" office:value="13">
            <text:p>13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411" table:number-columns-spanned="5" table:number-rows-spanned="2">
            <text:p>41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C11]+1" office:value-type="float" office:value="412" table:number-columns-spanned="5" table:number-rows-spanned="2">
            <text:p>412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M11]+1" office:value-type="float" office:value="413" table:number-columns-spanned="5" table:number-rows-spanned="2">
            <text:p>413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W11]+1" office:value-type="float" office:value="414" table:number-columns-spanned="5" table:number-rows-spanned="2">
            <text:p>41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AG11]+1" office:value-type="float" office:value="415" table:number-columns-spanned="5" table:number-rows-spanned="2">
            <text:p>41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AQ11]+1" office:value-type="float" office:value="416" table:number-columns-spanned="5" table:number-rows-spanned="2">
            <text:p>41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BA11]+1" office:value-type="float" office:value="417" table:number-columns-spanned="5" table:number-rows-spanned="2">
            <text:p>41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BK11]+1" office:value-type="float" office:value="418" table:number-columns-spanned="5" table:number-rows-spanned="2">
            <text:p>41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2"/>
          <table:table-cell/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2"/>
          <table:table-cell/>
          <table:table-cell table:number-columns-repeated="2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/>
          <table:table-cell table:style-name="ce20" office:value-type="string">
            <text:p>Bloskelt</text:p>
          </table:table-cell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 office:value-type="string">
            <text:p>Roskelt</text:p>
          </table:table-cell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V10]+1" office:value-type="float" office:value="16">
            <text:p>16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F10]+1" office:value-type="float" office:value="14">
            <text:p>14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office:value-type="string">
            <text:p>BWM Exit</text:p>
          </table:table-cell>
          <table:table-cell table:style-name="ce2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L26]+1" office:value-type="float" office:value="52">
            <text:p>52</text:p>
          </table:table-cell>
          <table:table-cell table:style-name="ce21" table:number-columns-repeated="2"/>
          <table:table-cell table:number-columns-repeated="3"/>
          <table:table-cell table:style-name="ce20" table:formula="of:=[.L26]+1" office:value-type="float" office:value="52">
            <text:p>5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formula="of:=[.AF26]+1" office:value-type="float" office:value="12">
            <text:p>1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Z26]+1" office:value-type="float" office:value="8">
            <text:p>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F26]+1" office:value-type="float" office:value="8">
            <text:p>8</text:p>
          </table:table-cell>
          <table:table-cell table:number-columns-repeated="5"/>
          <table:table-cell table:style-name="ce25" table:formula="of:=[.BF26]+1" office:value-type="float" office:value="8">
            <text:p>8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Z26]+1" office:value-type="float" office:value="6">
            <text:p>6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3]+20" office:value-type="float" office:value="421" table:number-columns-spanned="5" table:number-rows-spanned="2">
            <text:p>421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19]+1" office:value-type="float" office:value="422" table:number-columns-spanned="5" table:number-rows-spanned="2">
            <text:p>42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R19]+1" office:value-type="float" office:value="423" table:number-columns-spanned="5" table:number-rows-spanned="2">
            <text:p>423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style-name="ce18" table:formula="of:=[.AB19]+1" office:value-type="float" office:value="424" table:number-columns-spanned="5" table:number-rows-spanned="2">
            <text:p>424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L19]+1" office:value-type="float" office:value="425" table:number-columns-spanned="5" table:number-rows-spanned="2">
            <text:p>425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V19]+1" office:value-type="float" office:value="426" table:number-columns-spanned="5" table:number-rows-spanned="2">
            <text:p>426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18" table:formula="of:=[.BF19]+1" office:value-type="float" office:value="427" table:number-columns-spanned="5" table:number-rows-spanned="2">
            <text:p>42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P19]+1" office:value-type="float" office:value="428" table:number-columns-spanned="5" table:number-rows-spanned="2">
            <text:p>4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A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d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d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2"/>
          <table:table-cell table:formula="of:=MAX( IF([.M13]=&quot;d&quot;;['5'.J13];IF([.M13]&lt;&gt;&quot;&quot;;[.J13])); IF([.Q13]=&quot;d&quot;;['5'.T13];IF([.Q13]&lt;&gt;&quot;&quot;;[.T13])); IF([.M20]=&quot;d&quot;;['5'.J20];IF([.M20]&lt;&gt;&quot;&quot;;[.J20])); IF([.Q20]=&quot;d&quot;;['5'.T20];IF([.Q20]&lt;&gt;&quot;&quot;;[.T20])) ) +1" office:value-type="float" office:value="1">
            <text:p>1</text:p>
          </table:table-cell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'5'.AA18]+1" office:value-type="float" office:value="49">
            <text:p>49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Y18]+1" office:value-type="float" office:value="7">
            <text:p>7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Q31]+1" office:value-type="float" office:value="51">
            <text:p>51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K31]+1" office:value-type="float" office:value="11">
            <text:p>1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U34]+1" office:value-type="float" office:value="31">
            <text:p>3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E34]+1" office:value-type="float" office:value="7">
            <text:p>7</text:p>
          </table:table-cell>
          <table:table-cell table:number-columns-repeated="5"/>
          <table:table-cell table:style-name="ce25" table:formula="of:=[.BE34]+1" office:value-type="float" office:value="7">
            <text:p>7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 table:formula="of:=[.BU34]+1" office:value-type="float" office:value="5">
            <text:p>5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431" table:number-columns-spanned="5" table:number-rows-spanned="2">
            <text:p>43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C27]+1" office:value-type="float" office:value="432" table:number-columns-spanned="5" table:number-rows-spanned="2">
            <text:p>432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style-name="ce18" table:formula="of:=[.M27]+1" office:value-type="float" office:value="433" table:number-columns-spanned="5" table:number-rows-spanned="2">
            <text:p>43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W27]+1" office:value-type="float" office:value="434" table:number-columns-spanned="5" table:number-rows-spanned="2">
            <text:p>434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G27]+1" office:value-type="float" office:value="435" table:number-columns-spanned="5" table:number-rows-spanned="2">
            <text:p>43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Q27]+1" office:value-type="float" office:value="436" table:number-columns-spanned="5" table:number-rows-spanned="2">
            <text:p>436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A27]+1" office:value-type="float" office:value="437" table:number-columns-spanned="5" table:number-rows-spanned="2">
            <text:p>43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18" table:formula="of:=[.BK27]+1" office:value-type="float" office:value="438" table:number-columns-spanned="5" table:number-rows-spanned="2">
            <text:p>438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style-name="ce23" office:value-type="string" table:number-columns-spanned="5" table:number-rows-spanned="2">
            <text:p>434b</text:p>
          </table:table-cell>
          <table:covered-table-cell table:number-columns-repeated="4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covered-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15"/>
          <table:table-cell table:style-name="ce32"/>
          <table:table-cell table:number-columns-repeated="931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V23]+1" office:value-type="float" office:value="50">
            <text:p>50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'5'.AP23]+1" office:value-type="float" office:value="10">
            <text:p>1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 table:formula="of:=[.BF26]+1" office:value-type="float" office:value="8">
            <text:p>8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T23]+1" office:value-type="float" office:value="8">
            <text:p>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number-columns-repeated="2" table:style-name="ce20"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B42]+1" office:value-type="float" office:value="36">
            <text:p>36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Z42]+1" office:value-type="float" office:value="30">
            <text:p>3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J42]+1" office:value-type="float" office:value="6">
            <text:p>6</text:p>
          </table:table-cell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 table:formula="of:=[.BT42]+1" office:value-type="float" office:value="4">
            <text:p>4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H19]+20" office:value-type="float" office:value="441" table:number-columns-spanned="5" table:number-rows-spanned="2">
            <text:p>44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H35]+1" office:value-type="float" office:value="442" table:number-columns-spanned="5" table:number-rows-spanned="2">
            <text:p>44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R35]+1" office:value-type="float" office:value="443" table:number-columns-spanned="5" table:number-rows-spanned="2">
            <text:p>44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AB35]+1" office:value-type="float" office:value="444" table:number-columns-spanned="5" table:number-rows-spanned="2">
            <text:p>444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L35]+1" office:value-type="float" office:value="445" table:number-columns-spanned="5" table:number-rows-spanned="2">
            <text:p>44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V35]+1" office:value-type="float" office:value="446" table:number-columns-spanned="5" table:number-rows-spanned="2">
            <text:p>446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style-name="ce18" table:formula="of:=[.BF35]+1" office:value-type="float" office:value="447" table:number-columns-spanned="5" table:number-rows-spanned="2">
            <text:p>44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23" table:formula="of:=[.BP35]+1" office:value-type="float" office:value="448" table:number-columns-spanned="5" table:number-rows-spanned="2">
            <text:p>4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2"/>
          <table:table-cell table:style-name="ce28" office:value-type="string">
            <text:p>Larval</text:p>
          </table:table-cell>
          <table:table-cell table:style-name="ce31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A</text:p>
          </table:table-cell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A34]+1" office:value-type="float" office:value="37">
            <text:p>37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K31]+1" office:value-type="float" office:value="11">
            <text:p>11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20" table:formula="of:=['5'.AU34]+1" office:value-type="float" office:value="11">
            <text:p>1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office:value-type="float" office:value="1">
            <text:p>1</text:p>
          </table:table-cell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formula="of:=[.G50]+1" office:value-type="float" office:value="41">
            <text:p>41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'5'.AA50]+1" office:value-type="float" office:value="35">
            <text:p>35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E50]+1" office:value-type="float" office:value="29">
            <text:p>29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O47]+1" office:value-type="float" office:value="5">
            <text:p>5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Y47]+1" office:value-type="float" office:value="3">
            <text:p>3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451" table:number-columns-spanned="5" table:number-rows-spanned="2">
            <text:p>451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C43]+1" office:value-type="float" office:value="452" table:number-columns-spanned="5" table:number-rows-spanned="2">
            <text:p>45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M43]+1" office:value-type="float" office:value="453" table:number-columns-spanned="5" table:number-rows-spanned="2">
            <text:p>453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W43]+1" office:value-type="float" office:value="454" table:number-columns-spanned="5" table:number-rows-spanned="2">
            <text:p>45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G43]+1" office:value-type="float" office:value="455" table:number-columns-spanned="5" table:number-rows-spanned="2">
            <text:p>455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AQ43]+1" office:value-type="float" office:value="456" table:number-columns-spanned="5" table:number-rows-spanned="2">
            <text:p>456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A43]+1" office:value-type="float" office:value="457" table:number-columns-spanned="5" table:number-rows-spanned="2">
            <text:p>457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BK43]+1" office:value-type="float" office:value="458" table:number-columns-spanned="5" table:number-rows-spanned="2">
            <text:p>458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 office:value-type="string">
            <text:p>y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 office:value-type="string">
            <text:p>y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24" office:value-type="string">
            <text:p>y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24" office:value-type="string">
            <text:p>y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formula="of:=[.H42]+1" office:value-type="float" office:value="42">
            <text:p>4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Z42]+1" office:value-type="float" office:value="30">
            <text:p>3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T42]+1" office:value-type="float" office:value="4">
            <text:p>4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CD39]+1" office:value-type="float" office:value="2">
            <text:p>2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L55]+1" office:value-type="float" office:value="40">
            <text:p>40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formula="of:=['5'.R58]+1" office:value-type="float" office:value="42">
            <text:p>42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B55]+1" office:value-type="float" office:value="44">
            <text:p>44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'5'.BJ55]+1" office:value-type="float" office:value="28">
            <text:p>2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35]+20" office:value-type="float" office:value="461" table:number-columns-spanned="5" table:number-rows-spanned="2">
            <text:p>46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51]+1" office:value-type="float" office:value="462" table:number-columns-spanned="5" table:number-rows-spanned="2">
            <text:p>46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R51]+1" office:value-type="float" office:value="463" table:number-columns-spanned="5" table:number-rows-spanned="2">
            <text:p>463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AB51]+1" office:value-type="float" office:value="464" table:number-columns-spanned="5" table:number-rows-spanned="2">
            <text:p>464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AL51]+1" office:value-type="float" office:value="465" table:number-columns-spanned="5" table:number-rows-spanned="2">
            <text:p>46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AV51]+1" office:value-type="float" office:value="466" table:number-columns-spanned="5" table:number-rows-spanned="2">
            <text:p>466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style-name="ce18" table:formula="of:=[.BF51]+1" office:value-type="float" office:value="467" table:number-columns-spanned="5" table:number-rows-spanned="2">
            <text:p>467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P51]+1" office:value-type="float" office:value="468" table:number-columns-spanned="5" table:number-rows-spanned="2">
            <text:p>4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covered-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d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'5'.Q47]+1" office:value-type="float" office:value="39">
            <text:p>39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formula="of:=[.W50]+1" office:value-type="float" office:value="43">
            <text:p>43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G50]+1" office:value-type="float" office:value="45">
            <text:p>45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O47]+1" office:value-type="float" office:value="5">
            <text:p>5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'5'.BY47]+1" office:value-type="float" office:value="25">
            <text:p>25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471" table:number-columns-spanned="5" table:number-rows-spanned="2">
            <text:p>47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C59]+1" office:value-type="float" office:value="472" table:number-columns-spanned="5" table:number-rows-spanned="2">
            <text:p>47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M59]+1" office:value-type="float" office:value="473" table:number-columns-spanned="5" table:number-rows-spanned="2">
            <text:p>47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W59]+1" office:value-type="float" office:value="474" table:number-columns-spanned="5" table:number-rows-spanned="2">
            <text:p>47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G59]+1" office:value-type="float" office:value="475" table:number-columns-spanned="5" table:number-rows-spanned="2">
            <text:p>47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Q59]+1" office:value-type="float" office:value="476" table:number-columns-spanned="5" table:number-rows-spanned="2">
            <text:p>476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style-name="ce18" table:formula="of:=[.BA59]+1" office:value-type="float" office:value="477" table:number-columns-spanned="5" table:number-rows-spanned="2">
            <text:p>477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style-name="ce18" table:formula="of:=[.BK59]+1" office:value-type="float" office:value="478" table:number-columns-spanned="5" table:number-rows-spanned="2">
            <text:p>47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J55]+1" office:value-type="float" office:value="6">
            <text:p>6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 table:number-rows-repeated="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H51]+20" office:value-type="float" office:value="481" table:number-columns-spanned="5" table:number-rows-spanned="2">
            <text:p>48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H67]+1" office:value-type="float" office:value="482" table:number-columns-spanned="5" table:number-rows-spanned="2">
            <text:p>48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R67]+1" office:value-type="float" office:value="483" table:number-columns-spanned="5" table:number-rows-spanned="2">
            <text:p>48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B67]+1" office:value-type="float" office:value="484" table:number-columns-spanned="5" table:number-rows-spanned="2">
            <text:p>48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L67]+1" office:value-type="float" office:value="485" table:number-columns-spanned="5" table:number-rows-spanned="2">
            <text:p>48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formula="of:=[.AV67]+1" office:value-type="float" office:value="486" table:number-columns-spanned="5" table:number-rows-spanned="2">
            <text:p>48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F67]+1" office:value-type="float" office:value="487" table:number-columns-spanned="5" table:number-rows-spanned="2">
            <text:p>48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P67]+1" office:value-type="float" office:value="488" table:number-columns-spanned="5" table:number-rows-spanned="2">
            <text:p>4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formula="of:=[.H67]+10" office:value-type="float" office:value="491" table:number-columns-spanned="5" table:number-rows-spanned="2">
            <text:p>49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C75]+1" office:value-type="float" office:value="492" table:number-columns-spanned="5" table:number-rows-spanned="2">
            <text:p>49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M75]+1" office:value-type="float" office:value="493" table:number-columns-spanned="5" table:number-rows-spanned="2">
            <text:p>49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W75]+1" office:value-type="float" office:value="494" table:number-columns-spanned="5" table:number-rows-spanned="2">
            <text:p>49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G75]+1" office:value-type="float" office:value="495" table:number-columns-spanned="5" table:number-rows-spanned="2">
            <text:p>49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Q75]+1" office:value-type="float" office:value="496" table:number-columns-spanned="5" table:number-rows-spanned="2">
            <text:p>49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A75]+1" office:value-type="float" office:value="497" table:number-columns-spanned="5" table:number-rows-spanned="2">
            <text:p>49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K75]+1" office:value-type="float" office:value="498" table:number-columns-spanned="5" table:number-rows-spanned="2">
            <text:p>49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3" table:print-ranges="'5'.CP18:'5'.CP18 '5'.C3:'5'.CD66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501" table:number-columns-spanned="5" table:number-rows-spanned="2">
            <text:p>5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502" table:number-columns-spanned="5" table:number-rows-spanned="2">
            <text:p>5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503" table:number-columns-spanned="5" table:number-rows-spanned="2">
            <text:p>5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504" table:number-columns-spanned="5" table:number-rows-spanned="2">
            <text:p>5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505" table:number-columns-spanned="5" table:number-rows-spanned="2">
            <text:p>5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506" table:number-columns-spanned="5" table:number-rows-spanned="2">
            <text:p>5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507" table:number-columns-spanned="5" table:number-rows-spanned="2">
            <text:p>5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508" table:number-columns-spanned="5" table:number-rows-spanned="2">
            <text:p>5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5" table:number-columns-spanned="3" table:number-rows-spanned="5">
            <text:p>5</text:p>
          </table:table-cell>
          <table:covered-table-cell table:number-columns-repeated="2"/>
          <table:table-cell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4'.BK18]+1" office:value-type="float" office:value="9">
            <text:p>9</text:p>
          </table:table-cell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511" table:number-columns-spanned="5" table:number-rows-spanned="2">
            <text:p>511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C11]+1" office:value-type="float" office:value="512" table:number-columns-spanned="5" table:number-rows-spanned="2">
            <text:p>512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M11]+1" office:value-type="float" office:value="513" table:number-columns-spanned="5" table:number-rows-spanned="2">
            <text:p>51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W11]+1" office:value-type="float" office:value="514" table:number-columns-spanned="5" table:number-rows-spanned="2">
            <text:p>514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G11]+1" office:value-type="float" office:value="515" table:number-columns-spanned="5" table:number-rows-spanned="2">
            <text:p>515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Q11]+1" office:value-type="float" office:value="516" table:number-columns-spanned="5" table:number-rows-spanned="2">
            <text:p>516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BA11]+1" office:value-type="float" office:value="517" table:number-columns-spanned="5" table:number-rows-spanned="2">
            <text:p>517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K11]+1" office:value-type="float" office:value="518" table:number-columns-spanned="5" table:number-rows-spanned="2">
            <text:p>518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2"/>
          <table:table-cell/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2"/>
          <table:table-cell/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4"/>
          <table:table-cell table:style-name="ce117" table:number-columns-repeated="3"/>
          <table:table-cell table:style-name="ce119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/>
          <table:table-cell table:style-name="ce120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style-name="ce21" table:number-columns-repeated="2"/>
          <table:table-cell table:number-columns-repeated="3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style-name="ce21" table:number-columns-repeated="2"/>
          <table:table-cell table:number-columns-repeated="3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6'.AB26]+1" office:value-type="float" office:value="48">
            <text:p>48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4'.AP26]+1" office:value-type="float" office:value="32">
            <text:p>32</text:p>
          </table:table-cell>
          <table:table-cell table:number-columns-repeated="5"/>
          <table:table-cell table:style-name="ce113" table:formula="of:=['6'.AL26]+1" office:value-type="float" office:value="48">
            <text:p>48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 table:formula="of:=['4'.BT23]+1" office:value-type="float" office:value="8">
            <text:p>8</text:p>
          </table:table-cell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H3]+20" office:value-type="float" office:value="521" table:number-columns-spanned="5" table:number-rows-spanned="2">
            <text:p>521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H19]+1" office:value-type="float" office:value="522" table:number-columns-spanned="5" table:number-rows-spanned="2">
            <text:p>522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R19]+1" office:value-type="float" office:value="523" table:number-columns-spanned="5" table:number-rows-spanned="2">
            <text:p>523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AB19]+1" office:value-type="float" office:value="524" table:number-columns-spanned="5" table:number-rows-spanned="2">
            <text:p>524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8" table:formula="of:=[.AL19]+1" office:value-type="float" office:value="525" table:number-columns-spanned="5" table:number-rows-spanned="2">
            <text:p>525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AV19]+1" office:value-type="float" office:value="526" table:number-columns-spanned="5" table:number-rows-spanned="2">
            <text:p>526</text:p>
          </table:table-cell>
          <table:covered-table-cell table:number-columns-repeated="4"/>
          <table:table-cell table:style-name="ce115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style-name="ce18" table:formula="of:=[.BF19]+1" office:value-type="float" office:value="527" table:number-columns-spanned="5" table:number-rows-spanned="2">
            <text:p>527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P19]+1" office:value-type="float" office:value="528" table:number-columns-spanned="5" table:number-rows-spanned="2">
            <text:p>5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 office:value-type="string">
            <text:p>d</text:p>
          </table:table-cell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covered-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 office:value-type="string">
            <text:p>d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6"/>
          <table:table-cell table:style-name="ce118" table:number-columns-repeated="3"/>
          <table:table-cell table:style-name="ce121" office:value-type="string">
            <text:p>A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d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4"/>
          <table:table-cell table:style-name="ce117" table:number-columns-repeated="3"/>
          <table:table-cell table:style-name="ce119" office:value-type="string">
            <text:p>A</text:p>
          </table:table-cell>
          <table:table-cell table:number-columns-repeated="5"/>
          <table:table-cell table:style-name="ce114"/>
          <table:table-cell table:style-name="ce117" table:number-columns-repeated="3"/>
          <table:table-cell table:style-name="ce119" office:value-type="string">
            <text:p>A</text:p>
          </table:table-cell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table-cell table:number-columns-repeated="5"/>
          <table:table-cell table:style-name="ce114"/>
          <table:table-cell table:style-name="ce117" table:number-columns-repeated="3"/>
          <table:table-cell table:style-name="ce119" office:value-type="string">
            <text:p>d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AK18]+1" office:value-type="float" office:value="33">
            <text:p>33</text:p>
          </table:table-cell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 table:formula="of:=['4'.AU18]+1" office:value-type="float" office:value="9">
            <text:p>9</text:p>
          </table:table-cell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 table:formula="of:=['4'.BE18]+1" office:value-type="float" office:value="9">
            <text:p>9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 table:formula="of:=['6'.BY18]+1" office:value-type="float" office:value="21">
            <text:p>21</text:p>
          </table:table-cell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113" table:formula="of:=[.G34]+1" office:value-type="float" office:value="43">
            <text:p>43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4'.AA34]+1" office:value-type="float" office:value="37">
            <text:p>37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3" table:formula="of:=['6'.BA31]+1" office:value-type="float" office:value="11">
            <text:p>11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531" table:number-columns-spanned="5" table:number-rows-spanned="2">
            <text:p>531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style-name="ce18" table:formula="of:=[.C27]+1" office:value-type="float" office:value="532" table:number-columns-spanned="5" table:number-rows-spanned="2">
            <text:p>532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M27]+1" office:value-type="float" office:value="533" table:number-columns-spanned="5" table:number-rows-spanned="2">
            <text:p>53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W27]+1" office:value-type="float" office:value="534" table:number-columns-spanned="5" table:number-rows-spanned="2">
            <text:p>534</text:p>
          </table:table-cell>
          <table:covered-table-cell table:number-columns-repeated="4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style-name="ce18" table:formula="of:=[.AG27]+1" office:value-type="float" office:value="535" table:number-columns-spanned="5" table:number-rows-spanned="2">
            <text:p>535</text:p>
          </table:table-cell>
          <table:covered-table-cell table:number-columns-repeated="4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style-name="ce18" table:formula="of:=[.AQ27]+1" office:value-type="float" office:value="536" table:number-columns-spanned="5" table:number-rows-spanned="2">
            <text:p>536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BA27]+1" office:value-type="float" office:value="537" table:number-columns-spanned="5" table:number-rows-spanned="2">
            <text:p>537</text:p>
          </table:table-cell>
          <table:covered-table-cell table:number-columns-repeated="4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style-name="ce18" table:formula="of:=[.BK27]+1" office:value-type="float" office:value="538" table:number-columns-spanned="5" table:number-rows-spanned="2">
            <text:p>538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6" office:value-type="string">
            <text:p>A</text:p>
          </table:table-cell>
          <table:table-cell table:style-name="ce118" table:number-columns-repeated="3"/>
          <table:table-cell table:style-name="ce121" office:value-type="string">
            <text:p>x</text:p>
          </table:table-cell>
          <table:covered-table-cell table:number-columns-repeated="5"/>
          <table:table-cell table:style-name="ce116" office:value-type="string">
            <text:p>d</text:p>
          </table:table-cell>
          <table:table-cell table:style-name="ce118" table:number-columns-repeated="3"/>
          <table:table-cell table:style-name="ce121" office:value-type="string">
            <text:p>d</text:p>
          </table:table-cell>
          <table:covered-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6"/>
          <table:table-cell table:style-name="ce118" table:number-columns-repeated="3"/>
          <table:table-cell table:style-name="ce121" office:value-type="string">
            <text:p>y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 office:value-type="string">
            <text:p>d</text:p>
          </table:table-cell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table-cell table:style-name="ce23" office:value-type="string" table:number-columns-spanned="5" table:number-rows-spanned="2">
            <text:p>535a</text:p>
          </table:table-cell>
          <table:covered-table-cell table:number-columns-repeated="4"/>
          <table:table-cell table:style-name="ce114" office:value-type="string">
            <text:p>x</text:p>
          </table:table-cell>
          <table:table-cell table:style-name="ce117" table:number-columns-repeated="3"/>
          <table:table-cell table:style-name="ce119"/>
          <table:table-cell table:number-columns-repeated="5"/>
          <table:table-cell table:style-name="ce114"/>
          <table:table-cell table:style-name="ce117" table:number-columns-repeated="3"/>
          <table:table-cell table:style-name="ce119"/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table-cell table:number-columns-repeated="5"/>
          <table:table-cell table:style-name="ce114" office:value-type="string">
            <text:p>y</text:p>
          </table:table-cell>
          <table:table-cell table:style-name="ce117" table:number-columns-repeated="3"/>
          <table:table-cell table:style-name="ce119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covered-table-cell table:number-columns-repeated="5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20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/>
          <table:table-cell table:style-name="ce120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V26]+1" office:value-type="float" office:value="38">
            <text:p>38</text:p>
          </table:table-cell>
          <table:table-cell table:number-columns-repeated="5"/>
          <table:table-cell table:style-name="ce113" table:formula="of:=['6'.R23]+1" office:value-type="float" office:value="46">
            <text:p>46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formula="of:=[.AF23]+1" office:value-type="float" office:value="34">
            <text:p>34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style-name="ce115"/>
          <table:table-cell table:style-name="ce113"/>
          <table:table-cell table:style-name="ce112" office:value-type="string">
            <text:p>Gold</text:p>
          </table:table-cell>
          <table:table-cell table:style-name="ce113"/>
          <table:table-cell table:style-name="ce120"/>
          <table:table-cell table:style-name="ce115" table:formula="of:=[.AP23]+1" office:value-type="float" office:value="10">
            <text:p>10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/>
          <table:table-cell table:style-name="ce113"/>
          <table:table-cell table:style-name="ce120"/>
          <table:table-cell table:number-columns-repeated="5"/>
          <table:table-cell table:style-name="ce113" table:formula="of:=[.BF26]+1" office:value-type="float" office:value="12">
            <text:p>12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 table:formula="of:=[.BT23]+1" office:value-type="float" office:value="22">
            <text:p>22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style-name="ce115"/>
          <table:table-cell table:style-name="ce113"/>
          <table:table-cell table:style-name="ce112" office:value-type="string">
            <text:p>hunter</text:p>
          </table:table-cell>
          <table:table-cell table:style-name="ce113"/>
          <table:table-cell table:style-name="ce120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/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style-name="ce21" table:number-columns-repeated="2"/>
          <table:table-cell table:number-columns-repeated="3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style-name="ce115"/>
          <table:table-cell table:style-name="ce113"/>
          <table:table-cell table:style-name="ce112"/>
          <table:table-cell table:style-name="ce113" office:value-type="string">
            <text:p>x</text:p>
          </table:table-cell>
          <table:table-cell table:style-name="ce120" office:value-type="string">
            <text:p>x</text:p>
          </table:table-cell>
          <table:table-cell table:style-name="ce115" office:value-type="string">
            <text:p>x</text:p>
          </table:table-cell>
          <table:table-cell table:style-name="ce113" office:value-type="string">
            <text:p>x</text:p>
          </table:table-cell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/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4'.H42]+1" office:value-type="float" office:value="42">
            <text:p>42</text:p>
          </table:table-cell>
          <table:table-cell table:style-name="ce21" table:number-columns-repeated="2"/>
          <table:table-cell table:number-columns-repeated="3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V39]+1" office:value-type="float" office:value="38">
            <text:p>38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AF39]+1" office:value-type="float" office:value="36">
            <text:p>36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style-name="ce115"/>
          <table:table-cell table:style-name="ce113"/>
          <table:table-cell table:style-name="ce112"/>
          <table:table-cell table:style-name="ce113"/>
          <table:table-cell table:style-name="ce120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 table:formula="of:=[.AV42]+1" office:value-type="float" office:value="10">
            <text:p>10</text:p>
          </table:table-cell>
          <table:table-cell table:number-columns-repeated="5"/>
          <table:table-cell table:style-name="ce122" table:formula="of:=[.AV42]+1" office:value-type="float" office:value="10">
            <text:p>10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H19]+20" office:value-type="float" office:value="541" table:number-columns-spanned="5" table:number-rows-spanned="2">
            <text:p>541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H35]+1" office:value-type="float" office:value="542" table:number-columns-spanned="5" table:number-rows-spanned="2">
            <text:p>542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R35]+1" office:value-type="float" office:value="543" table:number-columns-spanned="5" table:number-rows-spanned="2">
            <text:p>543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style-name="ce18" table:formula="of:=[.AB35]+1" office:value-type="float" office:value="544" table:number-columns-spanned="5" table:number-rows-spanned="2">
            <text:p>544</text:p>
          </table:table-cell>
          <table:covered-table-cell table:number-columns-repeated="4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20"/>
          <table:table-cell table:style-name="ce18" table:formula="of:=[.AL35]+1" office:value-type="float" office:value="545" table:number-columns-spanned="5" table:number-rows-spanned="2">
            <text:p>545</text:p>
          </table:table-cell>
          <table:covered-table-cell table:number-columns-repeated="4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style-name="ce18" table:formula="of:=[.AV35]+1" office:value-type="float" office:value="546" table:number-columns-spanned="5" table:number-rows-spanned="2">
            <text:p>546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BF35]+1" office:value-type="float" office:value="547" table:number-columns-spanned="5" table:number-rows-spanned="2">
            <text:p>547</text:p>
          </table:table-cell>
          <table:covered-table-cell table:number-columns-repeated="4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style-name="ce18" table:formula="of:=[.BP35]+1" office:value-type="float" office:value="548" table:number-columns-spanned="5" table:number-rows-spanned="2">
            <text:p>5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 office:value-type="string">
            <text:p>A</text:p>
          </table:table-cell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6" office:value-type="string">
            <text:p>A</text:p>
          </table:table-cell>
          <table:table-cell table:style-name="ce118" table:number-columns-repeated="3"/>
          <table:table-cell table:style-name="ce121" office:value-type="string">
            <text:p>x</text:p>
          </table:table-cell>
          <table:covered-table-cell table:number-columns-repeated="5"/>
          <table:table-cell table:style-name="ce116" office:value-type="string">
            <text:p>y</text:p>
          </table:table-cell>
          <table:table-cell table:style-name="ce118" table:number-columns-repeated="3"/>
          <table:table-cell table:style-name="ce121" office:value-type="string">
            <text:p>y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covered-table-cell table:number-columns-repeated="5"/>
          <table:table-cell table:style-name="ce116"/>
          <table:table-cell table:style-name="ce118" table:number-columns-repeated="3"/>
          <table:table-cell table:style-name="ce121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/>
          <table:table-cell table:number-columns-repeated="5"/>
          <table:table-cell table:style-name="ce114" office:value-type="string">
            <text:p>x</text:p>
          </table:table-cell>
          <table:table-cell table:style-name="ce117" table:number-columns-repeated="3"/>
          <table:table-cell table:style-name="ce119" office:value-type="string">
            <text:p>y</text:p>
          </table:table-cell>
          <table:table-cell table:number-columns-repeated="5"/>
          <table:table-cell table:style-name="ce114" office:value-type="string">
            <text:p>y</text:p>
          </table:table-cell>
          <table:table-cell table:style-name="ce117" table:number-columns-repeated="3"/>
          <table:table-cell table:style-name="ce119"/>
          <table: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7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number-columns-repeated="5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Q31]+1" office:value-type="float" office:value="39">
            <text:p>39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AA34]+1" office:value-type="float" office:value="37">
            <text:p>37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.AG31]+1" office:value-type="float" office:value="35">
            <text:p>35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5" table:formula="of:=[.BA34]+1" office:value-type="float" office:value="11">
            <text:p>11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formula="of:=[.BK31]+1" office:value-type="float" office:value="13">
            <text:p>13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113" table:formula="of:=[.G50]+1" office:value-type="float" office:value="39">
            <text:p>39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formula="of:=['4'.AG50]+1" office:value-type="float" office:value="45">
            <text:p>45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5" table:formula="of:=[.AU50]+1" office:value-type="float" office:value="9">
            <text:p>9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551" table:number-columns-spanned="5" table:number-rows-spanned="2">
            <text:p>551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style-name="ce18" table:formula="of:=[.C43]+1" office:value-type="float" office:value="552" table:number-columns-spanned="5" table:number-rows-spanned="2">
            <text:p>552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M43]+1" office:value-type="float" office:value="553" table:number-columns-spanned="5" table:number-rows-spanned="2">
            <text:p>55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W43]+1" office:value-type="float" office:value="554" table:number-columns-spanned="5" table:number-rows-spanned="2">
            <text:p>554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13"/>
          <table:table-cell table:style-name="ce18" table:formula="of:=[.AG43]+1" office:value-type="float" office:value="555" table:number-columns-spanned="5" table:number-rows-spanned="2">
            <text:p>555</text:p>
          </table:table-cell>
          <table:covered-table-cell table:number-columns-repeated="4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style-name="ce18" table:formula="of:=[.AQ43]+1" office:value-type="float" office:value="556" table:number-columns-spanned="5" table:number-rows-spanned="2">
            <text:p>556</text:p>
          </table:table-cell>
          <table:covered-table-cell table:number-columns-repeated="4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style-name="ce18" table:formula="of:=[.BA43]+1" office:value-type="float" office:value="557" table:number-columns-spanned="5" table:number-rows-spanned="2">
            <text:p>557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style-name="ce18" table:formula="of:=[.BK43]+1" office:value-type="float" office:value="558" table:number-columns-spanned="5" table:number-rows-spanned="2">
            <text:p>558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12" office:value-type="string">
            <text:p>x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6" office:value-type="string">
            <text:p>y</text:p>
          </table:table-cell>
          <table:table-cell table:style-name="ce118" table:number-columns-repeated="3"/>
          <table:table-cell table:style-name="ce121"/>
          <table:covered-table-cell table:number-columns-repeated="5"/>
          <table:table-cell table:style-name="ce116" office:value-type="string">
            <text:p>d</text:p>
          </table:table-cell>
          <table:table-cell table:style-name="ce118" table:number-columns-repeated="3"/>
          <table:table-cell table:style-name="ce121"/>
          <table:covered-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 office:value-type="string">
            <text:p>x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A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A</text:p>
          </table:table-cell>
          <table: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/>
          <table:table-cell table:number-columns-repeated="5"/>
          <table:table-cell table:style-name="ce114"/>
          <table:table-cell table:style-name="ce117" table:number-columns-repeated="3"/>
          <table:table-cell table:style-name="ce119" office:value-type="string">
            <text:p>y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4"/>
          <table:table-cell table:style-name="ce117" table:number-columns-repeated="3"/>
          <table:table-cell table:style-name="ce119" office:value-type="string">
            <text:p>d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'4'.V39]+1" office:value-type="float" office:value="38">
            <text:p>38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 table:formula="of:=['6'.BZ39]+1" office:value-type="float" office:value="24">
            <text:p>24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6'.L55]+1" office:value-type="float" office:value="38">
            <text:p>38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.AF55]+1" office:value-type="float" office:value="34">
            <text:p>34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.AP55]+1" office:value-type="float" office:value="32">
            <text:p>32</text:p>
          </table:table-cell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 table:formula="of:=[.AZ58]+1" office:value-type="float" office:value="8">
            <text:p>8</text:p>
          </table:table-cell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'4'.BT55]+1" office:value-type="float" office:value="26">
            <text:p>26</text:p>
          </table:table-cell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8" table:formula="of:=[.H35]+20" office:value-type="float" office:value="561" table:number-columns-spanned="5" table:number-rows-spanned="2">
            <text:p>561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13"/>
          <table:table-cell table:style-name="ce18" table:formula="of:=[.H51]+1" office:value-type="float" office:value="562" table:number-columns-spanned="5" table:number-rows-spanned="2">
            <text:p>562</text:p>
          </table:table-cell>
          <table:covered-table-cell table:number-columns-repeated="4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8" table:formula="of:=[.R51]+1" office:value-type="float" office:value="563" table:number-columns-spanned="5" table:number-rows-spanned="2">
            <text:p>563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8" table:formula="of:=[.AB51]+1" office:value-type="float" office:value="564" table:number-columns-spanned="5" table:number-rows-spanned="2">
            <text:p>564</text:p>
          </table:table-cell>
          <table:covered-table-cell table:number-columns-repeated="4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style-name="ce18" table:formula="of:=[.AL51]+1" office:value-type="float" office:value="565" table:number-columns-spanned="5" table:number-rows-spanned="2">
            <text:p>565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V51]+1" office:value-type="float" office:value="566" table:number-columns-spanned="5" table:number-rows-spanned="2">
            <text:p>566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8" table:formula="of:=[.BF51]+1" office:value-type="float" office:value="567" table:number-columns-spanned="5" table:number-rows-spanned="2">
            <text:p>567</text:p>
          </table:table-cell>
          <table:covered-table-cell table:number-columns-repeated="4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style-name="ce18" table:formula="of:=[.BP51]+1" office:value-type="float" office:value="568" table:number-columns-spanned="5" table:number-rows-spanned="2">
            <text:p>5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 office:value-type="string">
            <text:p>d</text:p>
          </table:table-cell>
          <table:covered-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d</text:p>
          </table:table-cell>
          <table:table-cell table:style-name="ce113" table:number-columns-repeated="3"/>
          <table:table-cell table:style-name="ce112" office:value-type="string">
            <text:p>y</text:p>
          </table:table-cell>
          <table:covered-table-cell table:number-columns-repeated="5"/>
          <table:table-cell table:style-name="ce112" office:value-type="string">
            <text:p>y</text:p>
          </table:table-cell>
          <table:table-cell table:style-name="ce113" table:number-columns-repeated="3"/>
          <table:table-cell table:style-name="ce112" office:value-type="string">
            <text:p>y</text:p>
          </table:table-cell>
          <table:covered-table-cell table:number-columns-repeated="5"/>
          <table:table-cell table:style-name="ce116"/>
          <table:table-cell table:style-name="ce118" table:number-columns-repeated="3"/>
          <table:table-cell table:style-name="ce121" office:value-type="string">
            <text:p>y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y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covered-table-cell table:number-columns-repeated="5"/>
          <table:table-cell table:style-name="ce116" office:value-type="string">
            <text:p>A</text:p>
          </table:table-cell>
          <table:table-cell table:style-name="ce118" table:number-columns-repeated="3"/>
          <table:table-cell table:style-name="ce121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table-cell table:number-columns-repeated="5"/>
          <table:table-cell table:style-name="ce112" office:value-type="string">
            <text:p>y</text:p>
          </table:table-cell>
          <table:table-cell table:style-name="ce113" table:number-columns-repeated="3"/>
          <table:table-cell table:style-name="ce112" office:value-type="string">
            <text:p>y</text:p>
          </table:table-cell>
          <table:table-cell table:number-columns-repeated="5"/>
          <table:table-cell table:style-name="ce112" office:value-type="string">
            <text:p>y</text:p>
          </table:table-cell>
          <table:table-cell table:style-name="ce113" table:number-columns-repeated="3"/>
          <table:table-cell table:style-name="ce112" office:value-type="string">
            <text:p>A</text:p>
          </table:table-cell>
          <table:table-cell table:number-columns-repeated="5"/>
          <table:table-cell table:style-name="ce114" office:value-type="string">
            <text:p>y</text:p>
          </table:table-cell>
          <table:table-cell table:style-name="ce117" table:number-columns-repeated="3"/>
          <table:table-cell table:style-name="ce119"/>
          <table: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 office:value-type="string">
            <text:p>y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 office:value-type="string">
            <text:p>d</text:p>
          </table:table-cell>
          <table:table-cell table:number-columns-repeated="5"/>
          <table:table-cell table:style-name="ce114" office:value-type="string">
            <text:p>A</text:p>
          </table:table-cell>
          <table:table-cell table:style-name="ce117" table:number-columns-repeated="3"/>
          <table:table-cell table:style-name="ce119"/>
          <table:table-cell table:number-columns-repeated="942"/>
        </table:table-row>
        <table:table-row table:style-name="ro3">
          <table:table-cell table:number-columns-repeated="7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5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20"/>
          <table:table-cell table:number-columns-repeated="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number-columns-repeated="5"/>
          <table:table-cell table:style-name="ce115"/>
          <table:table-cell table:style-name="ce112" office:value-type="string">
            <text:p>x</text:p>
          </table:table-cell>
          <table:table-cell table:style-name="ce113"/>
          <table:table-cell table:style-name="ce112"/>
          <table:table-cell table:style-name="ce120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.AK50]+1" office:value-type="float" office:value="33">
            <text:p>33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'4'.AU47]+1" office:value-type="float" office:value="31">
            <text:p>31</text:p>
          </table:table-cell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/>
          <table:table-cell table:style-name="ce113" table:formula="of:=[.BO50]+1" office:value-type="float" office:value="27">
            <text:p>27</text:p>
          </table:table-cell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/>
          <table:table-cell table:style-name="ce113" table:formula="of:=['6'.BU47]+1" office:value-type="float" office:value="19">
            <text:p>19</text:p>
          </table:table-cell>
          <table:table-cell table:number-columns-repeated="5"/>
          <table:table-cell table:style-name="ce115" table:formula="of:=['4'.BY47]+1" office:value-type="float" office:value="3">
            <text:p>3</text:p>
          </table:table-cell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 office:value-type="string">
            <text:p>x</text:p>
          </table:table-cell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942"/>
        </table:table-row>
        <table:table-row table:style-name="ro3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formula="of:=[.M63]+1" office:value-type="float" office:value="41">
            <text:p>41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20" table:formula="of:=['4'.BE63]+1" office:value-type="float" office:value="7">
            <text:p>7</text:p>
          </table:table-cell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5"/>
          <table:table-cell table:style-name="ce113"/>
          <table:table-cell table:style-name="ce112" office:value-type="string">
            <text:p>x</text:p>
          </table:table-cell>
          <table:table-cell table:style-name="ce113"/>
          <table:table-cell table:style-name="ce12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571" table:number-columns-spanned="5" table:number-rows-spanned="2">
            <text:p>571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C59]+1" office:value-type="float" office:value="572" table:number-columns-spanned="5" table:number-rows-spanned="2">
            <text:p>572</text:p>
          </table:table-cell>
          <table:covered-table-cell table:number-columns-repeated="4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/>
          <table:table-cell table:style-name="ce113"/>
          <table:table-cell table:style-name="ce18" table:formula="of:=[.M59]+1" office:value-type="float" office:value="573" table:number-columns-spanned="5" table:number-rows-spanned="2">
            <text:p>57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W59]+1" office:value-type="float" office:value="574" table:number-columns-spanned="5" table:number-rows-spanned="2">
            <text:p>574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G59]+1" office:value-type="float" office:value="575" table:number-columns-spanned="5" table:number-rows-spanned="2">
            <text:p>575</text:p>
          </table:table-cell>
          <table:covered-table-cell table:number-columns-repeated="4"/>
          <table:table-cell table:style-name="ce115"/>
          <table:table-cell table:style-name="ce112"/>
          <table:table-cell table:style-name="ce113"/>
          <table:table-cell table:style-name="ce112" office:value-type="string">
            <text:p>y</text:p>
          </table:table-cell>
          <table:table-cell table:style-name="ce120"/>
          <table:table-cell table:style-name="ce18" table:formula="of:=[.AQ59]+1" office:value-type="float" office:value="576" table:number-columns-spanned="5" table:number-rows-spanned="2">
            <text:p>576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A59]+1" office:value-type="float" office:value="577" table:number-columns-spanned="5" table:number-rows-spanned="2">
            <text:p>577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K59]+1" office:value-type="float" office:value="578" table:number-columns-spanned="5" table:number-rows-spanned="2">
            <text:p>578</text:p>
          </table:table-cell>
          <table:covered-table-cell table:number-columns-repeated="4"/>
          <table:table-cell table:style-name="ce115"/>
          <table:table-cell table:style-name="ce112"/>
          <table:table-cell table:style-name="ce123"/>
          <table:table-cell table:style-name="ce112"/>
          <table:table-cell table:style-name="ce1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 office:value-type="string">
            <text:p>y</text:p>
          </table:table-cell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6"/>
          <table:table-cell table:style-name="ce118" table:number-columns-repeated="3"/>
          <table:table-cell table:style-name="ce121" office:value-type="string">
            <text:p>A</text:p>
          </table:table-cell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6"/>
          <table:table-cell table:style-name="ce118" table:number-columns-repeated="3"/>
          <table:table-cell table:style-name="ce121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 office:value-type="string">
            <text:p>A</text:p>
          </table:table-cell>
          <table:table-cell table:style-name="ce113" table:number-columns-repeated="3"/>
          <table:table-cell table:style-name="ce112" office:value-type="string">
            <text:p>y</text:p>
          </table:table-cell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7"/>
        </table:table-row>
        <table:table-row table:style-name="ro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formula="of:=['4'.L55]+1" office:value-type="float" office:value="40">
            <text:p>40</text:p>
          </table:table-cell>
          <table:table-cell table:style-name="ce113"/>
          <table:table-cell table:style-name="ce112" office:value-type="string">
            <text:p>y</text:p>
          </table:table-cell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 table:number-rows-repeated="3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H51]+20" office:value-type="float" office:value="581" table:number-columns-spanned="5" table:number-rows-spanned="2">
            <text:p>581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H67]+1" office:value-type="float" office:value="582" table:number-columns-spanned="5" table:number-rows-spanned="2">
            <text:p>582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R67]+1" office:value-type="float" office:value="583" table:number-columns-spanned="5" table:number-rows-spanned="2">
            <text:p>58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B67]+1" office:value-type="float" office:value="584" table:number-columns-spanned="5" table:number-rows-spanned="2">
            <text:p>584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L67]+1" office:value-type="float" office:value="585" table:number-columns-spanned="5" table:number-rows-spanned="2">
            <text:p>585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AV67]+1" office:value-type="float" office:value="586" table:number-columns-spanned="5" table:number-rows-spanned="2">
            <text:p>586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F67]+1" office:value-type="float" office:value="587" table:number-columns-spanned="5" table:number-rows-spanned="2">
            <text:p>587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style-name="ce18" table:formula="of:=[.BP67]+1" office:value-type="float" office:value="588" table:number-columns-spanned="5" table:number-rows-spanned="2">
            <text:p>5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7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2"/>
        </table:table-row>
        <table:table-row table:style-name="ro3">
          <table:table-cell table:number-columns-repeated="2"/>
          <table:table-cell table:formula="of:=[.H67]+10" office:value-type="float" office:value="591" table:number-columns-spanned="5" table:number-rows-spanned="2">
            <text:p>591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C75]+1" office:value-type="float" office:value="592" table:number-columns-spanned="5" table:number-rows-spanned="2">
            <text:p>592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M75]+1" office:value-type="float" office:value="593" table:number-columns-spanned="5" table:number-rows-spanned="2">
            <text:p>593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W75]+1" office:value-type="float" office:value="594" table:number-columns-spanned="5" table:number-rows-spanned="2">
            <text:p>594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AG75]+1" office:value-type="float" office:value="595" table:number-columns-spanned="5" table:number-rows-spanned="2">
            <text:p>595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AQ75]+1" office:value-type="float" office:value="596" table:number-columns-spanned="5" table:number-rows-spanned="2">
            <text:p>596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BA75]+1" office:value-type="float" office:value="597" table:number-columns-spanned="5" table:number-rows-spanned="2">
            <text:p>597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formula="of:=[.BK75]+1" office:value-type="float" office:value="598" table:number-columns-spanned="5" table:number-rows-spanned="2">
            <text:p>598</text:p>
          </table:table-cell>
          <table:covered-table-cell table:number-columns-repeated="4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covered-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2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5"/>
          <table:table-cell table:style-name="ce113" table:number-columns-repeated="2"/>
          <table:table-cell table:style-name="ce112"/>
          <table:table-cell table:style-name="ce113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5"/>
          <table:table-cell table:style-name="ce113"/>
          <table:table-cell table:style-name="ce112"/>
          <table:table-cell table:style-name="ce113"/>
          <table:table-cell table:style-name="ce112"/>
          <table:table-cell table:style-name="ce113"/>
          <table:table-cell table:number-columns-repeated="947"/>
        </table:table-row>
        <table:table-row table:style-name="ro3">
          <table:table-cell table:number-columns-repeated="2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5"/>
          <table:table-cell table:style-name="ce112"/>
          <table:table-cell table:style-name="ce113" table:number-columns-repeated="3"/>
          <table:table-cell table:style-name="ce112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3" table:print-ranges="'6'.CP18:'6'.CP18 '6'.C3:'6'.CD60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601" table:number-columns-spanned="5" table:number-rows-spanned="2">
            <text:p>6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602" table:number-columns-spanned="5" table:number-rows-spanned="2">
            <text:p>6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603" table:number-columns-spanned="5" table:number-rows-spanned="2">
            <text:p>6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604" table:number-columns-spanned="5" table:number-rows-spanned="2">
            <text:p>6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605" table:number-columns-spanned="5" table:number-rows-spanned="2">
            <text:p>6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606" table:number-columns-spanned="5" table:number-rows-spanned="2">
            <text:p>6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607" table:number-columns-spanned="5" table:number-rows-spanned="2">
            <text:p>6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608" table:number-columns-spanned="5" table:number-rows-spanned="2">
            <text:p>6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6" table:number-columns-spanned="3" table:number-rows-spanned="5">
            <text:p>6</text:p>
          </table:table-cell>
          <table:covered-table-cell table:number-columns-repeated="2"/>
          <table:table-cell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611" table:number-columns-spanned="5" table:number-rows-spanned="2">
            <text:p>61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11]+1" office:value-type="float" office:value="612" table:number-columns-spanned="5" table:number-rows-spanned="2">
            <text:p>61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11]+1" office:value-type="float" office:value="613" table:number-columns-spanned="5" table:number-rows-spanned="2">
            <text:p>61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11]+1" office:value-type="float" office:value="614" table:number-columns-spanned="5" table:number-rows-spanned="2">
            <text:p>61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G11]+1" office:value-type="float" office:value="615" table:number-columns-spanned="5" table:number-rows-spanned="2">
            <text:p>61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11]+1" office:value-type="float" office:value="616" table:number-columns-spanned="5" table:number-rows-spanned="2">
            <text:p>61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11]+1" office:value-type="float" office:value="617" table:number-columns-spanned="5" table:number-rows-spanned="2">
            <text:p>61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11]+1" office:value-type="float" office:value="618" table:number-columns-spanned="5" table:number-rows-spanned="2">
            <text:p>61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d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BJ10]+1" office:value-type="float" office:value="10">
            <text:p>10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formula="of:=['5'.H26]+1" office:value-type="float" office:value="44">
            <text:p>44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formula="of:=[.AV23]+1" office:value-type="float" office:value="50">
            <text:p>50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.BF23]+1" office:value-type="float" office:value="52">
            <text:p>52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.BZ26]+1" office:value-type="float" office:value="20">
            <text:p>20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3]+20" office:value-type="float" office:value="621" table:number-columns-spanned="5" table:number-rows-spanned="2">
            <text:p>62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19]+1" office:value-type="float" office:value="622" table:number-columns-spanned="5" table:number-rows-spanned="2">
            <text:p>62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19]+1" office:value-type="float" office:value="623" table:number-columns-spanned="5" table:number-rows-spanned="2">
            <text:p>62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B19]+1" office:value-type="float" office:value="624" table:number-columns-spanned="5" table:number-rows-spanned="2">
            <text:p>62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L19]+1" office:value-type="float" office:value="625" table:number-columns-spanned="5" table:number-rows-spanned="2">
            <text:p>625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18" table:formula="of:=[.AV19]+1" office:value-type="float" office:value="626" table:number-columns-spanned="5" table:number-rows-spanned="2">
            <text:p>626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23" table:formula="of:=[.BF19]+1" office:value-type="float" office:value="627" table:number-columns-spanned="5" table:number-rows-spanned="2">
            <text:p>627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P19]+1" office:value-type="float" office:value="628" table:number-columns-spanned="5" table:number-rows-spanned="2">
            <text:p>6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covered-table-cell table:number-columns-repeated="5"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/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formula="of:=[.M18]+1" office:value-type="float" office:value="45">
            <text:p>45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'5'.AQ18]+1" office:value-type="float" office:value="49">
            <text:p>49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.BA18]+1" office:value-type="float" office:value="51">
            <text:p>51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 table:formula="of:=[.BK18]+1" office:value-type="float" office:value="53">
            <text:p>5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34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formula="of:=['5'.W31]+1" office:value-type="float" office:value="47">
            <text:p>47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7" table:formula="of:=[.AK34]+1" office:value-type="float" office:value="47">
            <text:p>47</text:p>
          </table:table-cell>
          <table:table-cell table:number-columns-repeated="5"/>
          <table:table-cell table:style-name="ce47" table:formula="of:=[.AK34]+1" office:value-type="float" office:value="47">
            <text:p>47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U34]+1" office:value-type="float" office:value="19">
            <text:p>19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631" table:number-columns-spanned="5" table:number-rows-spanned="2">
            <text:p>63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C27]+1" office:value-type="float" office:value="632" table:number-columns-spanned="5" table:number-rows-spanned="2">
            <text:p>63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M27]+1" office:value-type="float" office:value="633" table:number-columns-spanned="5" table:number-rows-spanned="2">
            <text:p>633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W27]+1" office:value-type="float" office:value="634" table:number-columns-spanned="5" table:number-rows-spanned="2">
            <text:p>634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47"/>
          <table:table-cell table:style-name="ce18" table:formula="of:=[.AG27]+1" office:value-type="float" office:value="635" table:number-columns-spanned="5" table:number-rows-spanned="2">
            <text:p>63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27]+1" office:value-type="float" office:value="636" table:number-columns-spanned="5" table:number-rows-spanned="2">
            <text:p>63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27]+1" office:value-type="float" office:value="637" table:number-columns-spanned="5" table:number-rows-spanned="2">
            <text:p>637</text:p>
          </table:table-cell>
          <table:covered-table-cell table:number-columns-repeated="4"/>
          <table:table-cell table:style-name="ce49"/>
          <table:table-cell table:style-name="ce46"/>
          <table:table-cell table:style-name="ce47" office:value-type="string">
            <text:p>Roundlings</text:p>
          </table:table-cell>
          <table:table-cell table:style-name="ce46"/>
          <table:table-cell table:style-name="ce54"/>
          <table:table-cell table:style-name="ce18" table:formula="of:=[.BK27]+1" office:value-type="float" office:value="638" table:number-columns-spanned="5" table:number-rows-spanned="2">
            <text:p>638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/>
          <table:table-cell table:style-name="ce52" table:number-columns-repeated="3"/>
          <table:table-cell table:style-name="ce55"/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 office:value-type="string">
            <text:p>A</text:p>
          </table:table-cell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/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L26]+1" office:value-type="float" office:value="38">
            <text:p>38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BA31]" office:value-type="float" office:value="10">
            <text:p>10</text:p>
          </table:table-cell>
          <table:table-cell table:number-columns-repeated="5"/>
          <table:table-cell table:style-name="ce49" table:formula="of:=['5'.AZ23]+1" office:value-type="float" office:value="10">
            <text:p>10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L39]+1" office:value-type="float" office:value="38">
            <text:p>38</text:p>
          </table:table-cell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V39]+1" office:value-type="float" office:value="36">
            <text:p>36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F42]+1" office:value-type="float" office:value="34">
            <text:p>34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/>
          <table:table-cell table:style-name="ce47" table:formula="of:=['5'.AL42]+1" office:value-type="float" office:value="46">
            <text:p>46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J42]+1" office:value-type="float" office:value="16">
            <text:p>16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P39]+1" office:value-type="float" office:value="18">
            <text:p>18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19]+20" office:value-type="float" office:value="641" table:number-columns-spanned="5" table:number-rows-spanned="2">
            <text:p>64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35]+1" office:value-type="float" office:value="642" table:number-columns-spanned="5" table:number-rows-spanned="2">
            <text:p>642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R35]+1" office:value-type="float" office:value="643" table:number-columns-spanned="5" table:number-rows-spanned="2">
            <text:p>64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18" table:formula="of:=[.AB35]+1" office:value-type="float" office:value="644" table:number-columns-spanned="5" table:number-rows-spanned="2">
            <text:p>644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L35]+1" office:value-type="float" office:value="645" table:number-columns-spanned="5" table:number-rows-spanned="2">
            <text:p>645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V35]+1" office:value-type="float" office:value="646" table:number-columns-spanned="5" table:number-rows-spanned="2">
            <text:p>646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F35]+1" office:value-type="float" office:value="647" table:number-columns-spanned="5" table:number-rows-spanned="2">
            <text:p>647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style-name="ce18" table:formula="of:=[.BP35]+1" office:value-type="float" office:value="648" table:number-columns-spanned="5" table:number-rows-spanned="2">
            <text:p>6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2"/>
          <table:table-cell table:style-name="ce52" office:value-type="string">
            <text:p>Larval</text:p>
          </table:table-cell>
          <table:table-cell table:style-name="ce55"/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2"/>
          <table:table-cell table:style-name="ce52" office:value-type="string">
            <text:p>Larval</text:p>
          </table:table-cell>
          <table:table-cell table:style-name="ce55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8" office:value-type="string">
            <text:p>A</text:p>
          </table:table-cell>
          <table:table-cell table:style-name="ce51" table:number-columns-repeated="3"/>
          <table:table-cell table:style-name="ce53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34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A34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U31]+1" office:value-type="float" office:value="11">
            <text:p>11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BA31]+1" office:value-type="float" office:value="11">
            <text:p>11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K34]+1" office:value-type="float" office:value="17">
            <text:p>17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'5'.BU31]+1" office:value-type="float" office:value="23">
            <text:p>2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50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A47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AK50]+1" office:value-type="float" office:value="33">
            <text:p>33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.BK50]+1" office:value-type="float" office:value="15">
            <text:p>15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651" table:number-columns-spanned="5" table:number-rows-spanned="2">
            <text:p>65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C43]+1" office:value-type="float" office:value="652" table:number-columns-spanned="5" table:number-rows-spanned="2">
            <text:p>65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M43]+1" office:value-type="float" office:value="653" table:number-columns-spanned="5" table:number-rows-spanned="2">
            <text:p>653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W43]+1" office:value-type="float" office:value="654" table:number-columns-spanned="5" table:number-rows-spanned="2">
            <text:p>654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style-name="ce18" table:formula="of:=[.AG43]+1" office:value-type="float" office:value="655" table:number-columns-spanned="5" table:number-rows-spanned="2">
            <text:p>655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Q43]+1" office:value-type="float" office:value="656" table:number-columns-spanned="5" table:number-rows-spanned="2">
            <text:p>656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A43]+1" office:value-type="float" office:value="657" table:number-columns-spanned="5" table:number-rows-spanned="2">
            <text:p>657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style-name="ce18" table:formula="of:=[.BK43]+1" office:value-type="float" office:value="658" table:number-columns-spanned="5" table:number-rows-spanned="2">
            <text:p>658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x</text:p>
          </table:table-cell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x</text:p>
          </table:table-cell>
          <table:covered-table-cell table:number-columns-repeated="5"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5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 office:value-type="string">
            <text:p>x</text:p>
          </table:table-cell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F42]+1" office:value-type="float" office:value="34">
            <text:p>34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 table:formula="of:=[.AP39]+1" office:value-type="float" office:value="12">
            <text:p>12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Z39]+1" office:value-type="float" office:value="12">
            <text:p>12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'5'.BF39] +1" office:value-type="float" office:value="12">
            <text:p>12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'5'.BP39]+1" office:value-type="float" office:value="14">
            <text:p>14</text:p>
          </table:table-cell>
          <table:table-cell table:number-columns-repeated="5"/>
          <table:table-cell table:style-name="ce47" table:formula="of:=[.BP39]+1" office:value-type="float" office:value="18">
            <text:p>18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V55]+1" office:value-type="float" office:value="36">
            <text:p>36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F55]+1" office:value-type="float" office:value="14">
            <text:p>14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35]+20" office:value-type="float" office:value="661" table:number-columns-spanned="5" table:number-rows-spanned="2">
            <text:p>66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51]+1" office:value-type="float" office:value="662" table:number-columns-spanned="5" table:number-rows-spanned="2">
            <text:p>66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51]+1" office:value-type="float" office:value="663" table:number-columns-spanned="5" table:number-rows-spanned="2">
            <text:p>66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23" table:formula="of:=[.AB51]+1" office:value-type="float" office:value="664" table:number-columns-spanned="5" table:number-rows-spanned="2">
            <text:p>664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L51]+1" office:value-type="float" office:value="665" table:number-columns-spanned="5" table:number-rows-spanned="2">
            <text:p>665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AV51]+1" office:value-type="float" office:value="666" table:number-columns-spanned="5" table:number-rows-spanned="2">
            <text:p>666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style-name="ce18" table:formula="of:=[.BF51]+1" office:value-type="float" office:value="667" table:number-columns-spanned="5" table:number-rows-spanned="2">
            <text:p>667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BP51]+1" office:value-type="float" office:value="668" table:number-columns-spanned="5" table:number-rows-spanned="2">
            <text:p>6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50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AA50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U47]+1" office:value-type="float" office:value="13">
            <text:p>13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 table:formula="of:=[.BE47]+1" office:value-type="float" office:value="13">
            <text:p>1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671" table:number-columns-spanned="5" table:number-rows-spanned="2">
            <text:p>67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59]+1" office:value-type="float" office:value="672" table:number-columns-spanned="5" table:number-rows-spanned="2">
            <text:p>67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59]+1" office:value-type="float" office:value="673" table:number-columns-spanned="5" table:number-rows-spanned="2">
            <text:p>67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59]+1" office:value-type="float" office:value="674" table:number-columns-spanned="5" table:number-rows-spanned="2">
            <text:p>674</text:p>
          </table:table-cell>
          <table:covered-table-cell table:number-columns-repeated="4"/>
          <table:table-cell table:style-name="ce49"/>
          <table:table-cell table:style-name="ce46"/>
          <table:table-cell table:style-name="ce47" office:value-type="string">
            <text:p>Water</text:p>
          </table:table-cell>
          <table:table-cell table:style-name="ce46"/>
          <table:table-cell table:style-name="ce54"/>
          <table:table-cell table:style-name="ce18" table:formula="of:=[.AG59]+1" office:value-type="float" office:value="675" table:number-columns-spanned="5" table:number-rows-spanned="2">
            <text:p>67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59]+1" office:value-type="float" office:value="676" table:number-columns-spanned="5" table:number-rows-spanned="2">
            <text:p>676</text:p>
          </table:table-cell>
          <table:covered-table-cell table:number-columns-repeated="4"/>
          <table:table-cell table:style-name="ce57"/>
          <table:table-cell table:style-name="ce58"/>
          <table:table-cell table:style-name="ce52"/>
          <table:table-cell table:style-name="ce58"/>
          <table:table-cell table:style-name="ce59"/>
          <table:table-cell table:style-name="ce18" table:formula="of:=[.BA59]+1" office:value-type="float" office:value="677" table:number-columns-spanned="5" table:number-rows-spanned="2">
            <text:p>67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59]+1" office:value-type="float" office:value="678" table:number-columns-spanned="5" table:number-rows-spanned="2">
            <text:p>67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/>
          <table:table-cell table:style-name="ce52" table:number-columns-repeated="3"/>
          <table:table-cell table:style-name="ce55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51]+20" office:value-type="float" office:value="681" table:number-columns-spanned="5" table:number-rows-spanned="2">
            <text:p>68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67]+1" office:value-type="float" office:value="682" table:number-columns-spanned="5" table:number-rows-spanned="2">
            <text:p>68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67]+1" office:value-type="float" office:value="683" table:number-columns-spanned="5" table:number-rows-spanned="2">
            <text:p>68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B67]+1" office:value-type="float" office:value="684" table:number-columns-spanned="5" table:number-rows-spanned="2">
            <text:p>68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L67]+1" office:value-type="float" office:value="685" table:number-columns-spanned="5" table:number-rows-spanned="2">
            <text:p>68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V67]+1" office:value-type="float" office:value="686" table:number-columns-spanned="5" table:number-rows-spanned="2">
            <text:p>68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F67]+1" office:value-type="float" office:value="687" table:number-columns-spanned="5" table:number-rows-spanned="2">
            <text:p>68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P67]+1" office:value-type="float" office:value="688" table:number-columns-spanned="5" table:number-rows-spanned="2">
            <text:p>6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67]+10" office:value-type="float" office:value="691" table:number-columns-spanned="5" table:number-rows-spanned="2">
            <text:p>69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75]+1" office:value-type="float" office:value="692" table:number-columns-spanned="5" table:number-rows-spanned="2">
            <text:p>69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75]+1" office:value-type="float" office:value="693" table:number-columns-spanned="5" table:number-rows-spanned="2">
            <text:p>69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75]+1" office:value-type="float" office:value="694" table:number-columns-spanned="5" table:number-rows-spanned="2">
            <text:p>69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G75]+1" office:value-type="float" office:value="695" table:number-columns-spanned="5" table:number-rows-spanned="2">
            <text:p>69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75]+1" office:value-type="float" office:value="696" table:number-columns-spanned="5" table:number-rows-spanned="2">
            <text:p>69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75]+1" office:value-type="float" office:value="697" table:number-columns-spanned="5" table:number-rows-spanned="2">
            <text:p>69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75]+1" office:value-type="float" office:value="698" table:number-columns-spanned="5" table:number-rows-spanned="2">
            <text:p>69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" table:style-name="ta3" table:print-ranges="'7'.CP18:'7'.CP18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701" table:number-columns-spanned="5" table:number-rows-spanned="2">
            <text:p>7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702" table:number-columns-spanned="5" table:number-rows-spanned="2">
            <text:p>7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703" table:number-columns-spanned="5" table:number-rows-spanned="2">
            <text:p>7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704" table:number-columns-spanned="5" table:number-rows-spanned="2">
            <text:p>7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705" table:number-columns-spanned="5" table:number-rows-spanned="2">
            <text:p>7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706" table:number-columns-spanned="5" table:number-rows-spanned="2">
            <text:p>7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707" table:number-columns-spanned="5" table:number-rows-spanned="2">
            <text:p>7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708" table:number-columns-spanned="5" table:number-rows-spanned="2">
            <text:p>7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7" table:number-columns-spanned="3" table:number-rows-spanned="5">
            <text:p>7</text:p>
          </table:table-cell>
          <table:covered-table-cell table:number-columns-repeated="2"/>
          <table:table-cell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711" table:number-columns-spanned="5" table:number-rows-spanned="2">
            <text:p>71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11]+1" office:value-type="float" office:value="712" table:number-columns-spanned="5" table:number-rows-spanned="2">
            <text:p>71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11]+1" office:value-type="float" office:value="713" table:number-columns-spanned="5" table:number-rows-spanned="2">
            <text:p>71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11]+1" office:value-type="float" office:value="714" table:number-columns-spanned="5" table:number-rows-spanned="2">
            <text:p>71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11]+1" office:value-type="float" office:value="715" table:number-columns-spanned="5" table:number-rows-spanned="2">
            <text:p>71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11]+1" office:value-type="float" office:value="716" table:number-columns-spanned="5" table:number-rows-spanned="2">
            <text:p>71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11]+1" office:value-type="float" office:value="717" table:number-columns-spanned="5" table:number-rows-spanned="2">
            <text:p>71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11]+1" office:value-type="float" office:value="718" table:number-columns-spanned="5" table:number-rows-spanned="2">
            <text:p>718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style-name="ce21" table:number-columns-repeated="2"/>
          <table:table-cell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]+20" office:value-type="float" office:value="721" table:number-columns-spanned="5" table:number-rows-spanned="2">
            <text:p>72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19]+1" office:value-type="float" office:value="722" table:number-columns-spanned="5" table:number-rows-spanned="2">
            <text:p>72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19]+1" office:value-type="float" office:value="723" table:number-columns-spanned="5" table:number-rows-spanned="2">
            <text:p>72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19]+1" office:value-type="float" office:value="724" table:number-columns-spanned="5" table:number-rows-spanned="2">
            <text:p>72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L19]+1" office:value-type="float" office:value="725" table:number-columns-spanned="5" table:number-rows-spanned="2">
            <text:p>72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V19]+1" office:value-type="float" office:value="726" table:number-columns-spanned="5" table:number-rows-spanned="2">
            <text:p>72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F19]+1" office:value-type="float" office:value="727" table:number-columns-spanned="5" table:number-rows-spanned="2">
            <text:p>72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P19]+1" office:value-type="float" office:value="728" table:number-columns-spanned="5" table:number-rows-spanned="2">
            <text:p>7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 table:number-rows-repeated="4">
          <table:table-cell table:number-columns-repeated="4"/>
          <table:table-cell table:style-name="ce21"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731" table:number-columns-spanned="5" table:number-rows-spanned="2">
            <text:p>73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27]+1" office:value-type="float" office:value="732" table:number-columns-spanned="5" table:number-rows-spanned="2">
            <text:p>73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27]+1" office:value-type="float" office:value="733" table:number-columns-spanned="5" table:number-rows-spanned="2">
            <text:p>73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27]+1" office:value-type="float" office:value="734" table:number-columns-spanned="5" table:number-rows-spanned="2">
            <text:p>73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27]+1" office:value-type="float" office:value="735" table:number-columns-spanned="5" table:number-rows-spanned="2">
            <text:p>73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27]+1" office:value-type="float" office:value="736" table:number-columns-spanned="5" table:number-rows-spanned="2">
            <text:p>73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27]+1" office:value-type="float" office:value="737" table:number-columns-spanned="5" table:number-rows-spanned="2">
            <text:p>73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K27]+1" office:value-type="float" office:value="738" table:number-columns-spanned="5" table:number-rows-spanned="2">
            <text:p>738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style-name="ce21" table:number-columns-repeated="2"/>
          <table:table-cell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19]+20" office:value-type="float" office:value="741" table:number-columns-spanned="5" table:number-rows-spanned="2">
            <text:p>74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5]+1" office:value-type="float" office:value="742" table:number-columns-spanned="5" table:number-rows-spanned="2">
            <text:p>74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35]+1" office:value-type="float" office:value="743" table:number-columns-spanned="5" table:number-rows-spanned="2">
            <text:p>74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35]+1" office:value-type="float" office:value="744" table:number-columns-spanned="5" table:number-rows-spanned="2">
            <text:p>74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L35]+1" office:value-type="float" office:value="745" table:number-columns-spanned="5" table:number-rows-spanned="2">
            <text:p>74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V35]+1" office:value-type="float" office:value="746" table:number-columns-spanned="5" table:number-rows-spanned="2">
            <text:p>74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F35]+1" office:value-type="float" office:value="747" table:number-columns-spanned="5" table:number-rows-spanned="2">
            <text:p>74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P35]+1" office:value-type="float" office:value="748" table:number-columns-spanned="5" table:number-rows-spanned="2">
            <text:p>7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751" table:number-columns-spanned="5" table:number-rows-spanned="2">
            <text:p>75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43]+1" office:value-type="float" office:value="752" table:number-columns-spanned="5" table:number-rows-spanned="2">
            <text:p>75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43]+1" office:value-type="float" office:value="753" table:number-columns-spanned="5" table:number-rows-spanned="2">
            <text:p>75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43]+1" office:value-type="float" office:value="754" table:number-columns-spanned="5" table:number-rows-spanned="2">
            <text:p>75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G43]+1" office:value-type="float" office:value="755" table:number-columns-spanned="5" table:number-rows-spanned="2">
            <text:p>75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Q43]+1" office:value-type="float" office:value="756" table:number-columns-spanned="5" table:number-rows-spanned="2">
            <text:p>75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A43]+1" office:value-type="float" office:value="757" table:number-columns-spanned="5" table:number-rows-spanned="2">
            <text:p>75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K43]+1" office:value-type="float" office:value="758" table:number-columns-spanned="5" table:number-rows-spanned="2">
            <text:p>758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5]+20" office:value-type="float" office:value="761" table:number-columns-spanned="5" table:number-rows-spanned="2">
            <text:p>76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51]+1" office:value-type="float" office:value="762" table:number-columns-spanned="5" table:number-rows-spanned="2">
            <text:p>76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51]+1" office:value-type="float" office:value="763" table:number-columns-spanned="5" table:number-rows-spanned="2">
            <text:p>76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51]+1" office:value-type="float" office:value="764" table:number-columns-spanned="5" table:number-rows-spanned="2">
            <text:p>76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L51]+1" office:value-type="float" office:value="765" table:number-columns-spanned="5" table:number-rows-spanned="2">
            <text:p>76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V51]+1" office:value-type="float" office:value="766" table:number-columns-spanned="5" table:number-rows-spanned="2">
            <text:p>76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F51]+1" office:value-type="float" office:value="767" table:number-columns-spanned="5" table:number-rows-spanned="2">
            <text:p>76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P51]+1" office:value-type="float" office:value="768" table:number-columns-spanned="5" table:number-rows-spanned="2">
            <text:p>7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74" office:value-type="string">
            <text:p>A</text:p>
          </table:table-cell>
          <table:table-cell table:style-name="ce80" table:number-columns-repeated="3"/>
          <table:table-cell table:style-name="ce85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7"/>
          <table:table-cell table:style-name="ce60" office:value-type="string">
            <text:p>x</text:p>
          </table:table-cell>
          <table:table-cell table:style-name="ce66"/>
          <table:table-cell table:style-name="ce60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 table:formula="of:=['6'.BU47]+1" office:value-type="float" office:value="19">
            <text:p>19</text:p>
          </table:table-cell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771" table:number-columns-spanned="5" table:number-rows-spanned="2">
            <text:p>77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59]+1" office:value-type="float" office:value="772" table:number-columns-spanned="5" table:number-rows-spanned="2">
            <text:p>77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59]+1" office:value-type="float" office:value="773" table:number-columns-spanned="5" table:number-rows-spanned="2">
            <text:p>77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59]+1" office:value-type="float" office:value="774" table:number-columns-spanned="5" table:number-rows-spanned="2">
            <text:p>77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G59]+1" office:value-type="float" office:value="775" table:number-columns-spanned="5" table:number-rows-spanned="2">
            <text:p>77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59]+1" office:value-type="float" office:value="776" table:number-columns-spanned="5" table:number-rows-spanned="2">
            <text:p>776</text:p>
          </table:table-cell>
          <table:covered-table-cell table:number-columns-repeated="4"/>
          <table:table-cell table:style-name="ce70"/>
          <table:table-cell table:style-name="ce67"/>
          <table:table-cell table:style-name="ce70"/>
          <table:table-cell table:style-name="ce67"/>
          <table:table-cell table:style-name="ce70"/>
          <table:table-cell table:style-name="ce18" table:formula="of:=[.BA59]+1" office:value-type="float" office:value="777" table:number-columns-spanned="5" table:number-rows-spanned="2">
            <text:p>77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59]+1" office:value-type="float" office:value="778" table:number-columns-spanned="5" table:number-rows-spanned="2">
            <text:p>778</text:p>
          </table:table-cell>
          <table:covered-table-cell table:number-columns-repeated="4"/>
          <table:table-cell table:style-name="ce77"/>
          <table:table-cell table:style-name="ce60"/>
          <table:table-cell table:style-name="ce84" office:value-type="string">
            <text:p>4 wells</text:p>
          </table:table-cell>
          <table:table-cell table:style-name="ce60"/>
          <table:table-cell table:style-name="ce8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79"/>
          <table:table-cell table:style-name="ce82" table:number-columns-repeated="3"/>
          <table:table-cell table:style-name="ce8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51]+20" office:value-type="float" office:value="781" table:number-columns-spanned="5" table:number-rows-spanned="2">
            <text:p>78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67]+1" office:value-type="float" office:value="782" table:number-columns-spanned="5" table:number-rows-spanned="2">
            <text:p>78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67]+1" office:value-type="float" office:value="783" table:number-columns-spanned="5" table:number-rows-spanned="2">
            <text:p>78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67]+1" office:value-type="float" office:value="784" table:number-columns-spanned="5" table:number-rows-spanned="2">
            <text:p>78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L67]+1" office:value-type="float" office:value="785" table:number-columns-spanned="5" table:number-rows-spanned="2">
            <text:p>78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V67]+1" office:value-type="float" office:value="786" table:number-columns-spanned="5" table:number-rows-spanned="2">
            <text:p>78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F67]+1" office:value-type="float" office:value="787" table:number-columns-spanned="5" table:number-rows-spanned="2">
            <text:p>78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P67]+1" office:value-type="float" office:value="788" table:number-columns-spanned="5" table:number-rows-spanned="2">
            <text:p>7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67]+10" office:value-type="float" office:value="791" table:number-columns-spanned="5" table:number-rows-spanned="2">
            <text:p>79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75]+1" office:value-type="float" office:value="792" table:number-columns-spanned="5" table:number-rows-spanned="2">
            <text:p>79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75]+1" office:value-type="float" office:value="793" table:number-columns-spanned="5" table:number-rows-spanned="2">
            <text:p>79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75]+1" office:value-type="float" office:value="794" table:number-columns-spanned="5" table:number-rows-spanned="2">
            <text:p>79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75]+1" office:value-type="float" office:value="795" table:number-columns-spanned="5" table:number-rows-spanned="2">
            <text:p>79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75]+1" office:value-type="float" office:value="796" table:number-columns-spanned="5" table:number-rows-spanned="2">
            <text:p>79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75]+1" office:value-type="float" office:value="797" table:number-columns-spanned="5" table:number-rows-spanned="2">
            <text:p>79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75]+1" office:value-type="float" office:value="798" table:number-columns-spanned="5" table:number-rows-spanned="2">
            <text:p>798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verview" table:style-name="ta2" table:print-ranges="Overview.CP18:Overview.CP18 Overview.A1:Overview.U107"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number-columns-repeated="1000" table:default-cell-style-name="ce56"/>
        <table:table-column table:style-name="co2" table:number-columns-repeated="4" table:default-cell-style-name="Default"/>
        <table:table-row table:style-name="ro2">
          <table:table-cell table:style-name="Default" table:number-columns-repeated="2"/>
          <table:table-cell table:style-name="ce88" office:value-type="float" office:value="448">
            <text:p>448</text:p>
          </table:table-cell>
          <table:table-cell table:style-name="ce65"/>
          <table:table-cell table:style-name="ce65" office:value-type="string">
            <text:p>Entry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89" office:value-type="string">
            <text:p>|</text:p>
          </table:table-cell>
          <table:table-cell/>
          <table:table-cell table:style-name="ce93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90" office:value-type="float" office:value="458">
            <text:p>458</text:p>
          </table:table-cell>
          <table:table-cell table:style-name="ce92" office:value-type="string">
            <text:p></text:p>
          </table:table-cell>
          <table:table-cell table:style-name="ce88" office:value-type="float" office:value="568">
            <text:p>568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91" office:value-type="string">
            <text:p>|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0" office:value-type="float" office:value="447">
            <text:p>447</text:p>
          </table:table-cell>
          <table:table-cell table:style-name="ce92" office:value-type="string">
            <text:p></text:p>
          </table:table-cell>
          <table:table-cell table:style-name="ce90" office:value-type="float" office:value="438">
            <text:p>438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28</text:p>
          </table:table-cell>
          <table:table-cell table:style-name="ce92" office:value-type="string">
            <text:p></text:p>
          </table:table-cell>
          <table:table-cell table:style-name="ce90"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string">
            <text:p>|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89" office:value-type="string">
            <text:p>|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5"/>
          <table:table-cell table:style-name="ce90" office:value-type="float" office:value="427">
            <text:p>427</text:p>
          </table:table-cell>
          <table:table-cell table:style-name="ce92" office:value-type="string">
            <text:p></text:p>
          </table:table-cell>
          <table:table-cell table:style-name="ce90" office:value-type="float" office:value="517">
            <text:p>517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table:style-name="Default" table:number-columns-repeated="2"/>
          <table:table-cell table:number-columns-repeated="2"/>
          <table:table-cell table:style-name="ce89" office:value-type="string">
            <text:p>|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1" office:value-type="string">
            <text:p>437</text:p>
          </table:table-cell>
          <table:table-cell table:style-name="Default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91" office:value-type="string">
            <text:p>|</text:p>
          </table:table-cell>
          <table:table-cell table:style-name="Default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ce90" office:value-type="float" office:value="457">
            <text:p>457</text:p>
          </table:table-cell>
          <table:table-cell table:style-name="ce92" office:value-type="string">
            <text:p></text:p>
          </table:table-cell>
          <table:table-cell table:style-name="ce90" office:value-type="float" office:value="446">
            <text:p>446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36</text:p>
          </table:table-cell>
          <table:table-cell table:style-name="ce92" office:value-type="string">
            <text:p></text:p>
          </table:table-cell>
          <table:table-cell table:style-name="ce90" office:value-type="float" office:value="426">
            <text:p>426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17</text:p>
          </table:table-cell>
          <table:table-cell table:style-name="ce92" office:value-type="string">
            <text:p></text:p>
          </table:table-cell>
          <table:table-cell table:style-name="ce62" office:value-type="float" office:value="506">
            <text:p>506</text:p>
          </table:table-cell>
          <table:table-cell table:style-name="ce92" office:value-type="string">
            <text:p></text:p>
          </table:table-cell>
          <table:table-cell table:style-name="ce62" office:value-type="float" office:value="616">
            <text:p>616</text:p>
          </table:table-cell>
          <table:table-cell table:style-name="ce92" office:value-type="string">
            <text:p></text:p>
          </table:table-cell>
          <table:table-cell table:style-name="ce64" office:value-type="float" office:value="705">
            <text:p>705</text:p>
          </table:table-cell>
          <table:table-cell table:style-name="ce68" office:value-type="string">
            <text:p><text:s text:c="2"/>&gt;&gt;leg bon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61" office:value-type="string">
            <text:p>425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number-columns-repeated="10"/>
          <table:table-cell table:style-name="Default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466">
            <text:p>466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"/>
          <table:table-cell table:style-name="Default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ce94" office:value-type="string">
            <text:p>415</text:p>
          </table:table-cell>
          <table:table-cell table:style-name="Default"/>
          <table:table-cell table:style-name="ce88" office:value-type="float" office:value="416">
            <text:p>416</text:p>
          </table:table-cell>
          <table:table-cell table:style-name="ce92" office:value-type="string">
            <text:p></text:p>
          </table:table-cell>
          <table:table-cell table:style-name="ce90" office:value-type="float" office:value="525">
            <text:p>525</text:p>
          </table:table-cell>
          <table:table-cell table:style-name="ce92" office:value-type="string">
            <text:p></text:p>
          </table:table-cell>
          <table:table-cell table:style-name="ce90" office:value-type="float" office:value="636">
            <text:p>636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526">
            <text:p>526</text:p>
          </table:table-cell>
          <table:table-cell table:style-name="ce92" office:value-type="string">
            <text:p></text:p>
          </table:table-cell>
          <table:table-cell table:style-name="ce62" office:value-type="float" office:value="537">
            <text:p>537</text:p>
          </table:table-cell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71" office:value-type="string">
            <text:p>Bloskelt</text:p>
          </table:table-cell>
          <table:table-cell/>
          <table:table-cell table:style-name="ce68" office:value-type="string">
            <text:p>Roskelt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office:value-type="string">
            <text:p>|</text:p>
          </table:table-cell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476">
            <text:p>476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90" office:value-type="float" office:value="635">
            <text:p>635</text:p>
          </table:table-cell>
          <table:table-cell/>
          <table:table-cell table:style-name="ce90" office:value-type="float" office:value="645">
            <text:p>645</text:p>
          </table:table-cell>
          <table:table-cell table:style-name="Default" table:number-columns-repeated="3"/>
          <table:table-cell table:style-name="ce62" office:value-type="float" office:value="516">
            <text:p>516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1" office:value-type="string">
            <text:p>644</text:p>
          </table:table-cell>
          <table:table-cell table:style-name="Default" office:value-type="string">
            <text:p>--</text:p>
          </table:table-cell>
          <table:table-cell table:style-name="ce90" office:value-type="float" office:value="655">
            <text:p>655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565">
            <text:p>565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97" office:value-type="string">
            <text:p>664</text:p>
          </table:table-cell>
          <table:table-cell table:style-name="ce68" office:value-type="string">
            <text:p>Water <text:s/>&gt;&gt;tail bone</text:p>
          </table:table-cell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555">
            <text:p>555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1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ce90" office:value-type="float" office:value="524">
            <text:p>524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5" office:value-type="string">
            <text:p></text:p>
          </table:table-cell>
          <table:table-cell table:style-name="Default" table:number-columns-repeated="7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90" office:value-type="float" office:value="545">
            <text:p>545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0" office:value-type="float" office:value="535">
            <text:p>535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4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3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2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1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03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table:style-name="ce73"/>
          <table:table-cell table:style-name="Default"/>
          <table:table-cell table:style-name="Default" office:value-type="string">
            <text:p>|</text:p>
          </table:table-cell>
          <table:table-cell table:style-name="ce78"/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61" office:value-type="string">
            <text:p>536</text:p>
          </table:table-cell>
          <table:table-cell table:style-name="Default" table:number-columns-repeated="3"/>
          <table:table-cell table:style-name="ce72" office:value-type="string">
            <text:p>535a</text:p>
          </table:table-cell>
          <table:table-cell table:number-columns-repeated="3" table:style-name="ce92" office:value-type="string">
            <text:p></text:p>
          </table:table-cell>
          <table:table-cell table:style-name="ce75" office:value-type="string">
            <text:p>434b</text:p>
          </table:table-cell>
          <table:table-cell table:style-name="Default" table:number-columns-repeated="5"/>
          <table:table-cell table:style-name="ce63" office:value-type="string">
            <text:p>413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ce76" office:value-type="string">
            <text:p>Goldgräber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90" office:value-type="float" office:value="546">
            <text:p>546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93" office:value-type="string">
            <text:p><text:s text:c="2"/>&gt;&gt;leg bone</text:p>
          </table:table-cell>
          <table:table-cell table:style-name="Default" table:number-columns-repeated="5"/>
          <table:table-cell table:style-name="ce63" office:value-type="string">
            <text:p>402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56">
            <text:p>656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5"/>
          <table:table-cell table:style-name="ce72" office:value-type="string">
            <text:p>412</text:p>
          </table:table-cell>
          <table:table-cell table:style-name="Default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number-columns-repeated="10"/>
          <table:table-cell table:style-name="ce81" office:value-type="string">
            <text:p>Nicht BWN-Exit</text:p>
          </table:table-cell>
          <table:table-cell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66">
            <text:p>666</text:p>
          </table:table-cell>
          <table:table-cell table:style-name="Default" table:number-columns-repeated="3"/>
          <table:table-cell table:number-columns-repeated="12"/>
          <table:table-cell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6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57">
            <text:p>657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547">
            <text:p>547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ce90" office:value-type="float" office:value="646">
            <text:p>646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98" table:number-columns-repeated="2"/>
          <table:table-cell office:value-type="string">
            <text:p>448</text:p>
          </table:table-cell>
          <table:table-cell table:style-name="ce98" office:value-type="string">
            <text:p>Entry</text:p>
          </table:table-cell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98"/>
          <table:table-cell table:style-name="Default" office:value-type="string">
            <text:p>Q</text:p>
          </table:table-cell>
          <table:table-cell office:value-type="float" office:value="415">
            <text:p>415</text:p>
          </table:table-cell>
          <table:table-cell table:style-name="ce98" office:value-type="string">
            <text:p>Bloskelt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ce90" office:value-type="float" office:value="637">
            <text:p>637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98"/>
          <table:table-cell table:style-name="Default" office:value-type="string">
            <text:p>“</text:p>
          </table:table-cell>
          <table:table-cell office:value-type="float" office:value="416">
            <text:p>416</text:p>
          </table:table-cell>
          <table:table-cell table:style-name="ce98" office:value-type="string">
            <text:p>Roskelt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98"/>
          <table:table-cell table:style-name="ce98" office:value-type="string">
            <text:p>leg</text:p>
          </table:table-cell>
          <table:table-cell table:style-name="Default" office:value-type="string">
            <text:p>Q</text:p>
          </table:table-cell>
          <table:table-cell office:value-type="string">
            <text:p>434b</text:p>
          </table:table-cell>
          <table:table-cell table:style-name="ce98" office:value-type="string">
            <text:p>Goldgräber</text:p>
          </table:table-cell>
          <table:table-cell table:style-name="Default" table:number-columns-repeated="9"/>
          <table:table-cell table:number-columns-repeated="997"/>
        </table:table-row>
        <table:table-row table:style-name="ro2">
          <table:table-cell table:style-name="Default"/>
          <table:table-cell/>
          <table:table-cell table:style-name="ce90" office:value-type="float" office:value="647">
            <text:p>647</text:p>
          </table:table-cell>
          <table:table-cell table:style-name="ce92" office:value-type="string">
            <text:p></text:p>
          </table:table-cell>
          <table:table-cell table:style-name="ce62" office:value-type="float" office:value="658">
            <text:p>658</text:p>
          </table:table-cell>
          <table:table-cell table:style-name="ce92" office:value-type="string">
            <text:p></text:p>
          </table:table-cell>
          <table:table-cell table:style-name="ce62" office:value-type="float" office:value="567">
            <text:p>567</text:p>
          </table:table-cell>
          <table:table-cell table:number-columns-repeated="4"/>
          <table:table-cell table:style-name="Default" table:number-columns-repeated="5"/>
          <table:table-cell office:value-type="float" office:value="618">
            <text:p>618</text:p>
          </table:table-cell>
          <table:table-cell table:style-name="Default" table:number-columns-repeated="10"/>
          <table:table-cell table:number-columns-repeated="997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6"/>
          <table:table-cell table:style-name="Default" table:number-columns-repeated="5"/>
          <table:table-cell table:style-name="Default" office:value-type="string">
            <text:p>657</text:p>
          </table:table-cell>
          <table:table-cell table:style-name="Default"/>
          <table:table-cell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90" office:value-type="float" office:value="638">
            <text:p>638</text:p>
          </table:table-cell>
          <table:table-cell table:style-name="Default"/>
          <table:table-cell table:style-name="ce88" office:value-type="float" office:value="768">
            <text:p>768</text:p>
          </table:table-cell>
          <table:table-cell table:style-name="Default" table:number-columns-repeated="9"/>
          <table:table-cell table:style-name="ce98" office:value-type="string">
            <text:p>tail</text:p>
          </table:table-cell>
          <table:table-cell table:style-name="Default" office:value-type="string">
            <text:p>Q</text:p>
          </table:table-cell>
          <table:table-cell office:value-type="float" office:value="664">
            <text:p>664</text:p>
          </table:table-cell>
          <table:table-cell table:style-name="ce98" office:value-type="string">
            <text:p>Water w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style-name="ce68" office:value-type="string">
            <text:p>4 wells <text:s/>&gt;&gt;skull</text:p>
          </table:table-cell>
          <table:table-cell/>
          <table:table-cell table:style-name="Default" table:number-columns-repeated="8"/>
          <table:table-cell table:style-name="ce98" office:value-type="string">
            <text:p>skull</text:p>
          </table:table-cell>
          <table:table-cell table:style-name="Default" office:value-type="string">
            <text:p>Q</text:p>
          </table:table-cell>
          <table:table-cell office:value-type="float" office:value="768">
            <text:p>768</text:p>
          </table:table-cell>
          <table:table-cell table:style-name="ce98" office:value-type="string">
            <text:p>4 wells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ce90" office:value-type="float" office:value="628">
            <text:p>628</text:p>
          </table:table-cell>
          <table:table-cell table:number-columns-repeated="8"/>
          <table:table-cell table:style-name="Default"/>
          <table:table-cell table:style-name="ce98"/>
          <table:table-cell table:style-name="Default" table:number-columns-repeated="3"/>
          <table:table-cell office:value-type="float" office:value="568">
            <text:p>568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table:style-name="ce98"/>
          <table:table-cell table:style-name="Default"/>
          <table:table-cell table:style-name="ce98" office:value-type="string">
            <text:p>leg</text:p>
          </table:table-cell>
          <table:table-cell table:style-name="Default"/>
          <table:table-cell office:value-type="float" office:value="705">
            <text:p>70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ce88" office:value-type="float" office:value="618">
            <text:p>618</text:p>
          </table:table-cell>
          <table:table-cell table:style-name="ce92" office:value-type="string">
            <text:p></text:p>
          </table:table-cell>
          <table:table-cell table:style-name="ce90" office:value-type="float" office:value="527">
            <text:p>527</text:p>
          </table:table-cell>
          <table:table-cell table:style-name="ce92" office:value-type="string">
            <text:p></text:p>
          </table:table-cell>
          <table:table-cell table:style-name="ce90" office:value-type="float" office:value="538">
            <text:p>538</text:p>
          </table:table-cell>
          <table:table-cell table:style-name="ce92" office:value-type="string">
            <text:p></text:p>
          </table:table-cell>
          <table:table-cell table:style-name="ce90" office:value-type="float" office:value="648">
            <text:p>648</text:p>
          </table:table-cell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office:value-type="string">
            <text:p>leg</text:p>
          </table:table-cell>
          <table:table-cell table:style-name="Default"/>
          <table:table-cell office:value-type="float" office:value="464">
            <text:p>464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office:value-type="string">
            <text:p>back</text:p>
          </table:table-cell>
          <table:table-cell table:style-name="Default"/>
          <table:table-cell office:value-type="float" office:value="611">
            <text:p>611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ce62" office:value-type="float" office:value="566">
            <text:p>566</text:p>
          </table:table-cell>
          <table:table-cell table:style-name="ce92" office:value-type="string">
            <text:p></text:p>
          </table:table-cell>
          <table:table-cell table:style-name="ce62" office:value-type="float" office:value="557">
            <text:p>557</text:p>
          </table:table-cell>
          <table:table-cell table:style-name="ce92" office:value-type="string">
            <text:p></text:p>
          </table:table-cell>
          <table:table-cell table:style-name="ce90" office:value-type="float" office:value="467">
            <text:p>467</text:p>
          </table:table-cell>
          <table:table-cell table:style-name="ce92" office:value-type="string">
            <text:p></text:p>
          </table:table-cell>
          <table:table-cell table:style-name="ce90" office:value-type="float" office:value="558">
            <text:p>558</text:p>
          </table:table-cell>
          <table:table-cell table:number-columns-repeated="2"/>
          <table:table-cell table:style-name="Default" table:number-columns-repeated="3"/>
          <table:table-cell table:style-name="ce98" office:value-type="string">
            <text:p>leg</text:p>
          </table:table-cell>
          <table:table-cell table:style-name="Default" office:value-type="string">
            <text:p>Q</text:p>
          </table:table-cell>
          <table:table-cell office:value-type="string">
            <text:p>543d</text:p>
          </table:table-cell>
          <table:table-cell table:style-name="ce98" office:value-type="string">
            <text:p>Skeleton dance</text:p>
          </table:table-cell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98"/>
          <table:table-cell table:style-name="Default" office:value-type="string">
            <text:p>Q</text:p>
          </table:table-cell>
          <table:table-cell office:value-type="float" office:value="515">
            <text:p>515</text:p>
          </table:table-cell>
          <table:table-cell table:style-name="ce98" office:value-type="string">
            <text:p>Gate keeper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62" office:value-type="float" office:value="456">
            <text:p>45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ce98"/>
          <table:table-cell table:style-name="Default" office:value-type="string">
            <text:p>Q</text:p>
          </table:table-cell>
          <table:table-cell office:value-type="float" office:value="627">
            <text:p>627</text:p>
          </table:table-cell>
          <table:table-cell table:style-name="ce98" office:value-type="string">
            <text:p>Roundlings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1"/>
          <table:table-cell table:style-name="ce98"/>
          <table:table-cell table:style-name="Default"/>
          <table:table-cell office:value-type="float" office:value="412">
            <text:p>412</text:p>
          </table:table-cell>
          <table:table-cell table:style-name="ce98" office:value-type="string">
            <text:p>Exit to BWM</text:p>
          </table:table-cell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445">
            <text:p>445</text:p>
          </table:table-cell>
          <table:table-cell table:style-name="ce92" office:value-type="string">
            <text:p></text:p>
          </table:table-cell>
          <table:table-cell table:style-name="ce62" office:value-type="float" office:value="435">
            <text:p>435</text:p>
          </table:table-cell>
          <table:table-cell table:style-name="ce92" office:value-type="string">
            <text:p></text:p>
          </table:table-cell>
          <table:table-cell table:style-name="ce62" office:value-type="float" office:value="424">
            <text:p>424</text:p>
          </table:table-cell>
          <table:table-cell table:style-name="ce92" office:value-type="string">
            <text:p></text:p>
          </table:table-cell>
          <table:table-cell table:style-name="ce62" office:value-type="float" office:value="514">
            <text:p>514</text:p>
          </table:table-cell>
          <table:table-cell table:style-name="ce92" office:value-type="string">
            <text:p></text:p>
          </table:table-cell>
          <table:table-cell table:style-name="ce62" office:value-type="float" office:value="523">
            <text:p>523</text:p>
          </table:table-cell>
          <table:table-cell table:style-name="ce92" office:value-type="string">
            <text:p></text:p>
          </table:table-cell>
          <table:table-cell table:style-name="ce62" office:value-type="float" office:value="534">
            <text:p>534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8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455">
            <text:p>455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564">
            <text:p>564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554">
            <text:p>554</text:p>
          </table:table-cell>
          <table:table-cell table:style-name="ce92" office:value-type="string">
            <text:p></text:p>
          </table:table-cell>
          <table:table-cell table:style-name="ce62" office:value-type="float" office:value="643">
            <text:p>643</text:p>
          </table:table-cell>
          <table:table-cell table:style-name="ce92" office:value-type="string">
            <text:p></text:p>
          </table:table-cell>
          <table:table-cell table:style-name="ce62" office:value-type="float" office:value="653">
            <text:p>653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6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style-name="ce62" office:value-type="float" office:value="633">
            <text:p>633</text:p>
          </table:table-cell>
          <table:table-cell table:style-name="ce92" office:value-type="string">
            <text:p></text:p>
          </table:table-cell>
          <table:table-cell table:style-name="ce62" office:value-type="float" office:value="642">
            <text:p>642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62" office:value-type="float" office:value="563">
            <text:p>563</text:p>
          </table:table-cell>
          <table:table-cell table:number-columns-repeated="3"/>
          <table:table-cell table:style-name="ce63" office:value-type="string">
            <text:p>63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31</text:p>
          </table:table-cell>
          <table:table-cell/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63" office:value-type="string">
            <text:p>641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21</text:p>
          </table:table-cell>
          <table:table-cell table:style-name="ce92" office:value-type="string">
            <text:p></text:p>
          </table:table-cell>
          <table:table-cell table:style-name="ce72" office:value-type="string">
            <text:p>611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style-name="Default" table:number-columns-repeated="3"/>
          <table:table-cell table:style-name="ce96" office:value-type="string">
            <text:p><text:s text:c="2"/>&gt;&gt;backbone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62" office:value-type="float" office:value="553">
            <text:p>55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6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52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1" office:value-type="string">
            <text:p>661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43">
            <text:p>443</text:p>
          </table:table-cell>
          <table:table-cell table:style-name="Default" table:number-columns-repeated="3"/>
          <table:table-cell table:style-name="ce62" office:value-type="float" office:value="551">
            <text:p>551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2" office:value-type="float" office:value="541">
            <text:p>541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/>
          <table:table-cell table:style-name="ce65" office:value-type="string">
            <text:p>Skeleton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/>
          <table:table-cell table:style-name="ce65" office:value-type="string">
            <text:p>Dance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33">
            <text:p>433</text:p>
          </table:table-cell>
          <table:table-cell table:style-name="ce92" office:value-type="string">
            <text:p></text:p>
          </table:table-cell>
          <table:table-cell table:style-name="ce62" office:value-type="float" office:value="522">
            <text:p>522</text:p>
          </table:table-cell>
          <table:table-cell table:style-name="ce92" office:value-type="string">
            <text:p></text:p>
          </table:table-cell>
          <table:table-cell table:style-name="ce62" office:value-type="float" office:value="532">
            <text:p>532</text:p>
          </table:table-cell>
          <table:table-cell table:style-name="ce92" office:value-type="string">
            <text:p></text:p>
          </table:table-cell>
          <table:table-cell table:style-name="ce62" office:value-type="float" office:value="542">
            <text:p>542</text:p>
          </table:table-cell>
          <table:table-cell table:style-name="ce92" office:value-type="string">
            <text:p></text:p>
          </table:table-cell>
          <table:table-cell table:style-name="ce62" office:value-type="float" office:value="533">
            <text:p>533</text:p>
          </table:table-cell>
          <table:table-cell table:style-name="ce92" office:value-type="string">
            <text:p></text:p>
          </table:table-cell>
          <table:table-cell table:style-name="ce62" office:value-type="float" office:value="543">
            <text:p>543</text:p>
          </table:table-cell>
          <table:table-cell table:style-name="ce92" office:value-type="string">
            <text:p></text:p>
          </table:table-cell>
          <table:table-cell table:style-name="ce64" office:value-type="string">
            <text:p>543d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8" office:value-type="string">
            <text:p>&gt;&gt; leg bone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42">
            <text:p>442</text:p>
          </table:table-cell>
          <table:table-cell table:number-columns-repeated="2"/>
          <table:table-cell table:style-name="Default" table:number-columns-repeated="1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552">
            <text:p>55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/>
          <table:table-cell/>
          <table:table-cell table:style-name="ce62" office:value-type="float" office:value="461">
            <text:p>461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572">
            <text:p>572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62" office:value-type="float" office:value="451">
            <text:p>451</text:p>
          </table:table-cell>
          <table:table-cell table:style-name="Default" table:number-columns-repeated="2"/>
          <table:table-cell/>
          <table:table-cell table:style-name="ce62" office:value-type="float" office:value="562">
            <text:p>562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453">
            <text:p>453</text:p>
          </table:table-cell>
          <table:table-cell table:style-name="ce92"/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office:value-type="string">
            <text:p>|</text:p>
          </table:table-cell>
          <table:table-cell table:style-name="Default" table:number-columns-repeated="3"/>
          <table:table-cell office:value-type="string">
            <text:p>|</text:p>
          </table:table-cell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62" office:value-type="float" office:value="441">
            <text:p>441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452">
            <text:p>452</text:p>
          </table:table-cell>
          <table:table-cell table:style-name="Default" table:number-columns-repeated="3"/>
          <table:table-cell table:style-name="ce63" office:value-type="string">
            <text:p>463</text:p>
          </table:table-cell>
          <table:table-cell table:style-name="ce92"/>
          <table:table-cell table:style-name="Default"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/>
          <table:table-cell table:style-name="Default" table:number-columns-repeated="6"/>
          <table:table-cell office:value-type="string">
            <text:p>|</text:p>
          </table:table-cell>
          <table:table-cell table:style-name="Default" table:number-columns-repeated="10"/>
          <table:table-cell table:number-columns-repeated="1003"/>
        </table:table-row>
        <table:table-row table:style-name="ro2">
          <table:table-cell table:number-columns-repeated="2"/>
          <table:table-cell table:style-name="ce62" office:value-type="float" office:value="531">
            <text:p>531</text:p>
          </table:table-cell>
          <table:table-cell table:number-columns-repeated="2"/>
          <table:table-cell table:style-name="Default" table:number-columns-repeated="5"/>
          <table:table-cell table:style-name="ce63" office:value-type="string">
            <text:p>454</text:p>
          </table:table-cell>
          <table:table-cell table:style-name="ce92" office:value-type="string">
            <text:p></text:p>
          </table:table-cell>
          <table:table-cell table:style-name="ce72" office:value-type="string">
            <text:p>464</text:p>
          </table:table-cell>
          <table:table-cell table:style-name="ce68" office:value-type="string">
            <text:p><text:s text:c="2"/>&gt;&gt;leg bone</text:p>
          </table:table-cell>
          <table:table-cell table:style-name="Default" table:number-columns-repeated="7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4"/>
          <table:table-cell table:style-name="Default" office:value-type="string">
            <text:p>|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2">
          <table:table-cell table:number-columns-repeated="2"/>
          <table:table-cell table:style-name="ce62" office:value-type="float" office:value="521">
            <text:p>521</text:p>
          </table:table-cell>
          <table:table-cell table:style-name="Default" table:number-columns-repeated="7"/>
          <table:table-cell table:style-name="ce63" office:value-type="string">
            <text:p>544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3"/>
          <table:table-cell table:style-name="ce98"/>
          <table:table-cell table:style-name="Default" table:number-columns-repeated="5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61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2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53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23</text:p>
          </table:table-cell>
          <table:table-cell table:style-name="ce92" office:value-type="string">
            <text:p></text:p>
          </table:table-cell>
          <table:table-cell table:style-name="ce62" office:value-type="float" office:value="634">
            <text:p>634</text:p>
          </table:table-cell>
          <table:table-cell table:style-name="ce92" office:value-type="string">
            <text:p></text:p>
          </table:table-cell>
          <table:table-cell table:style-name="ce62" office:value-type="float" office:value="624">
            <text:p>624</text:p>
          </table:table-cell>
          <table:table-cell table:style-name="ce92" office:value-type="string">
            <text:p></text:p>
          </table:table-cell>
          <table:table-cell table:style-name="ce64" office:value-type="float" office:value="515">
            <text:p>515</text:p>
          </table:table-cell>
          <table:table-cell table:style-name="ce65" office:value-type="string">
            <text:p>Gate keeper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|</text:p>
          </table:table-cell>
          <table:table-cell table:style-name="Default"/>
          <table:table-cell table:number-columns-repeated="4"/>
          <table:table-cell office:value-type="string">
            <text:p>|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63" office:value-type="string">
            <text:p>513</text:p>
          </table:table-cell>
          <table:table-cell table:style-name="Default" table:number-columns-repeated="5"/>
          <table:table-cell table:style-name="ce62" office:value-type="float" office:value="625">
            <text:p>625</text:p>
          </table:table-cell>
          <table:table-cell table:number-columns-repeated="2"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Default" office:value-type="string">
            <text:p>|</text:p>
          </table:table-cell>
          <table:table-cell table:style-name="Default" table:number-columns-repeated="5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62" office:value-type="float" office:value="422">
            <text:p>422</text:p>
          </table:table-cell>
          <table:table-cell/>
          <table:table-cell table:style-name="Default" table:number-columns-repeated="4"/>
          <table:table-cell table:style-name="ce62" office:value-type="float" office:value="616">
            <text:p>616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62" office:value-type="float" office:value="432">
            <text:p>432</text:p>
          </table:table-cell>
          <table:table-cell/>
          <table:table-cell table:style-name="Default" table:number-columns-repeated="4"/>
          <table:table-cell table:style-name="ce62" office:value-type="float" office:value="626">
            <text:p>626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table:style-name="ce62" office:value-type="float" office:value="421">
            <text:p>421</text:p>
          </table:table-cell>
          <table:table-cell table:style-name="ce92" office:value-type="string">
            <text:p></text:p>
          </table:table-cell>
          <table:table-cell table:style-name="ce69" office:value-type="float" office:value="411">
            <text:p>411</text:p>
          </table:table-cell>
          <table:table-cell table:style-name="ce92"/>
          <table:table-cell table:style-name="Default" table:number-columns-repeated="2"/>
          <table:table-cell table:style-name="ce62" office:value-type="float" office:value="617">
            <text:p>617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6"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5"/>
          <table:table-cell table:number-columns-repeated="1004"/>
        </table:table-row>
        <table:table-row table:style-name="ro2">
          <table:table-cell table:number-columns-repeated="2"/>
          <table:table-cell table:style-name="Default" table:number-columns-repeated="5"/>
          <table:table-cell table:style-name="ce71" office:value-type="string">
            <text:p>Exit to BWM</text:p>
          </table:table-cell>
          <table:table-cell table:style-name="ce64" office:value-type="float" office:value="412">
            <text:p>412</text:p>
          </table:table-cell>
          <table:table-cell table:style-name="ce65"/>
          <table:table-cell table:style-name="Default" table:number-columns-repeated="4"/>
          <table:table-cell table:style-name="ce64" office:value-type="float" office:value="627">
            <text:p>627</text:p>
          </table:table-cell>
          <table:table-cell table:style-name="ce65" office:value-type="string">
            <text:p>Roundlings</text:p>
          </table:table-cell>
          <table:table-cell table:style-name="Default" table:number-columns-repeated="4"/>
          <table:table-cell table:number-columns-repeated="1004"/>
        </table:table-row>
        <table:table-row table:style-name="ro2" table:number-rows-repeated="2">
          <table:table-cell table:number-columns-repeated="2"/>
          <table:table-cell table:style-name="Default" table:number-columns-repeated="15"/>
          <table:table-cell/>
          <table:table-cell table:style-name="ce98"/>
          <table:table-cell table:number-columns-repeated="1005"/>
        </table:table-row>
        <table:table-row table:style-name="ro2">
          <table:table-cell table:style-name="Default"/>
          <table:table-cell/>
          <table:table-cell table:style-name="Default" table:number-columns-repeated="16"/>
          <table:table-cell table:style-name="ce98"/>
          <table:table-cell table:number-columns-repeated="1005"/>
        </table:table-row>
        <table:table-row table:style-name="ro2">
          <table:table-cell table:style-name="Default" table:number-columns-repeated="16"/>
          <table:table-cell table:number-columns-repeated="2"/>
          <table:table-cell table:style-name="ce98"/>
          <table:table-cell table:number-columns-repeated="1005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2" table:number-rows-repeated="2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2" table:number-rows-repeated="3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2" table:number-rows-repeated="7">
          <table:table-cell table:number-columns-repeated="10"/>
          <table:table-cell table:style-name="Default" table:number-columns-repeated="5"/>
          <table:table-cell table:number-columns-repeated="1009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_2" table:style-name="ta2" table:print="false"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number-columns-repeated="1000" table:default-cell-style-name="ce56"/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3" office:value-type="string">
            <text:p>Entr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4" office:value-type="float" office:value="448">
            <text:p>448</text:p>
          </table:table-cell>
          <table:table-cell table:style-name="Default"/>
          <table:table-cell table:style-name="ce62" office:value-type="float" office:value="438">
            <text:p>438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28</text:p>
          </table:table-cell>
          <table:table-cell table:style-name="Default" office:value-type="string">
            <text:p>--</text:p>
          </table:table-cell>
          <table:table-cell table:style-name="ce62" office:value-type="float" office:value="418">
            <text:p>418</text:p>
          </table:table-cell>
          <table:table-cell office:value-type="string">
            <text:p>--</text:p>
          </table:table-cell>
          <table:table-cell table:style-name="ce62" office:value-type="float" office:value="427">
            <text:p>427</text:p>
          </table:table-cell>
          <table:table-cell office:value-type="string">
            <text:p>--</text:p>
          </table:table-cell>
          <table:table-cell table:style-name="ce62" office:value-type="float" office:value="517">
            <text:p>51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81" office:value-type="string">
            <text:p><text:s text:c="2"/>&gt;&gt;leg bone</text:p>
          </table:table-cell>
          <table:table-cell/>
          <table:table-cell office:value-type="string">
            <text:p>|</text:p>
          </table:table-cell>
          <table:table-cell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|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4" office:value-type="float" office:value="568">
            <text:p>568</text:p>
          </table:table-cell>
          <table:table-cell office:value-type="string">
            <text:p>--</text:p>
          </table:table-cell>
          <table:table-cell table:style-name="ce62" office:value-type="float" office:value="458">
            <text:p>458</text:p>
          </table:table-cell>
          <table:table-cell office:value-type="string">
            <text:p>--</text:p>
          </table:table-cell>
          <table:table-cell table:style-name="ce62" office:value-type="float" office:value="447">
            <text:p>447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3" office:value-type="string">
            <text:p>437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ce62" office:value-type="float" office:value="457">
            <text:p>457</text:p>
          </table:table-cell>
          <table:table-cell office:value-type="string">
            <text:p>--</text:p>
          </table:table-cell>
          <table:table-cell table:style-name="ce62" office:value-type="float" office:value="446">
            <text:p>446</text:p>
          </table:table-cell>
          <table:table-cell office:value-type="string">
            <text:p>--</text:p>
          </table:table-cell>
          <table:table-cell table:style-name="ce63" office:value-type="string">
            <text:p>436</text:p>
          </table:table-cell>
          <table:table-cell table:style-name="Default" office:value-type="string">
            <text:p>--</text:p>
          </table:table-cell>
          <table:table-cell table:style-name="ce62" office:value-type="float" office:value="426">
            <text:p>426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17</text:p>
          </table:table-cell>
          <table:table-cell table:style-name="Default" office:value-type="string">
            <text:p>--</text:p>
          </table:table-cell>
          <table:table-cell table:style-name="ce62" office:value-type="float" office:value="506">
            <text:p>506</text:p>
          </table:table-cell>
          <table:table-cell office:value-type="string">
            <text:p>--</text:p>
          </table:table-cell>
          <table:table-cell table:style-name="ce62" office:value-type="float" office:value="616">
            <text:p>616</text:p>
          </table:table-cell>
          <table:table-cell office:value-type="string">
            <text:p>--</text:p>
          </table:table-cell>
          <table:table-cell table:style-name="ce64" office:value-type="float" office:value="705">
            <text:p>705</text:p>
          </table:table-cell>
          <table:table-cell table:style-name="ce68" office:value-type="string">
            <text:p><text:s text:c="2"/>&gt;&gt;leg bone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ce63" office:value-type="string">
            <text:p>425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2"/>
          <table:table-cell table:style-name="ce71" office:value-type="string">
            <text:p>Bloskelt</text:p>
          </table:table-cell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ce68" office:value-type="string">
            <text:p>Roskelt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ce75" office:value-type="string">
            <text:p>415</text:p>
          </table:table-cell>
          <table:table-cell/>
          <table:table-cell table:style-name="ce64" office:value-type="float" office:value="416">
            <text:p>416</text:p>
          </table:table-cell>
          <table:table-cell table:style-name="Default" office:value-type="string">
            <text:p>--</text:p>
          </table:table-cell>
          <table:table-cell table:style-name="ce62" office:value-type="float" office:value="525">
            <text:p>525</text:p>
          </table:table-cell>
          <table:table-cell office:value-type="string">
            <text:p>--</text:p>
          </table:table-cell>
          <table:table-cell table:style-name="ce62" office:value-type="float" office:value="636">
            <text:p>636</text:p>
          </table:table-cell>
          <table:table-cell table:style-name="Default" office:value-type="string">
            <text:p>--</text:p>
          </table:table-cell>
          <table:table-cell table:style-name="ce62" office:value-type="float" office:value="526">
            <text:p>526</text:p>
          </table:table-cell>
          <table:table-cell office:value-type="string">
            <text:p>--</text:p>
          </table:table-cell>
          <table:table-cell table:style-name="ce62" office:value-type="float" office:value="537">
            <text:p>537</text:p>
          </table:table-cell>
          <table:table-cell office:value-type="string">
            <text:p>--</text:p>
          </table:table-cell>
          <table:table-cell table:style-name="ce62" office:value-type="float" office:value="547">
            <text:p>547</text:p>
          </table:table-cell>
          <table:table-cell office:value-type="string">
            <text:p>--</text:p>
          </table:table-cell>
          <table:table-cell office:value-type="float" office:value="657">
            <text:p>657</text:p>
          </table:table-cell>
          <table:table-cell office:value-type="string">
            <text:p>--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2" office:value-type="float" office:value="635">
            <text:p>635</text:p>
          </table:table-cell>
          <table:table-cell/>
          <table:table-cell table:style-name="ce62" office:value-type="float" office:value="645">
            <text:p>645</text:p>
          </table:table-cell>
          <table:table-cell table:style-name="Default"/>
          <table:table-cell table:style-name="ce62" office:value-type="float" office:value="516">
            <text:p>516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466">
            <text:p>46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10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3" office:value-type="string">
            <text:p>644</text:p>
          </table:table-cell>
          <table:table-cell table:style-name="Default" office:value-type="string">
            <text:p>--</text:p>
          </table:table-cell>
          <table:table-cell table:style-name="ce62" office:value-type="float" office:value="655">
            <text:p>655</text:p>
          </table:table-cell>
          <table:table-cell table:style-name="Default" office:value-type="string">
            <text:p>--</text:p>
          </table:table-cell>
          <table:table-cell table:style-name="ce72" office:value-type="string">
            <text:p>664</text:p>
          </table:table-cell>
          <table:table-cell table:style-name="ce68" office:value-type="string">
            <text:p>Water <text:s/>&gt;&gt;tail bone</text:p>
          </table:table-cell>
          <table:table-cell table:style-name="Default" table:number-columns-repeated="7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476">
            <text:p>47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565">
            <text:p>565</text:p>
          </table:table-cell>
          <table:table-cell/>
          <table:table-cell table:style-name="Default"/>
          <table:table-cell/>
          <table:table-cell table:style-name="ce62" office:value-type="float" office:value="524">
            <text:p>524</text:p>
          </table:table-cell>
          <table:table-cell table:style-name="Default" office:value-type="string">
            <text:p>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3" office:value-type="string">
            <text:p>---+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62" office:value-type="float" office:value="555">
            <text:p>555</text:p>
          </table:table-cell>
          <table:table-cell table:style-name="Default" office:value-type="string">
            <text:p>--</text:p>
          </table:table-cell>
          <table:table-cell table:style-name="ce62" office:value-type="float" office:value="545">
            <text:p>545</text:p>
          </table:table-cell>
          <table:table-cell table:style-name="Default" office:value-type="string">
            <text:p>--</text:p>
          </table:table-cell>
          <table:table-cell table:style-name="ce62" office:value-type="float" office:value="535">
            <text:p>535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4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3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2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1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0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table:style-name="ce73"/>
          <table:table-cell table:style-name="Default"/>
          <table:table-cell table:style-name="Default" office:value-type="string">
            <text:p>|</text:p>
          </table:table-cell>
          <table:table-cell table:style-name="ce78"/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63" office:value-type="string">
            <text:p>536</text:p>
          </table:table-cell>
          <table:table-cell table:style-name="Default"/>
          <table:table-cell table:style-name="ce72" office:value-type="string">
            <text:p>535a</text:p>
          </table:table-cell>
          <table:table-cell table:style-name="Default" office:value-type="string">
            <text:p>-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5" office:value-type="string">
            <text:p>434b</text:p>
          </table:table-cell>
          <table:table-cell table:style-name="Default" table:number-columns-repeated="5"/>
          <table:table-cell table:style-name="ce63" office:value-type="string">
            <text:p>41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76" office:value-type="string">
            <text:p>Goldgräber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62" office:value-type="float" office:value="546">
            <text:p>546</text:p>
          </table:table-cell>
          <table:table-cell table:style-name="Default"/>
          <table:table-cell/>
          <table:table-cell table:style-name="Default" table:number-columns-repeated="9"/>
          <table:table-cell table:style-name="ce63" office:value-type="string">
            <text:p>402</text:p>
          </table:table-cell>
          <table:table-cell table:style-name="Default" table:number-columns-repeated="100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56">
            <text:p>656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ce72" office:value-type="string">
            <text:p>412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66">
            <text:p>666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57">
            <text:p>65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46">
            <text:p>64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37">
            <text:p>63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ce68" office:value-type="string">
            <text:p>4 wells <text:s/>&gt;&gt;skull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2" office:value-type="float" office:value="638">
            <text:p>638</text:p>
          </table:table-cell>
          <table:table-cell office:value-type="string">
            <text:p>--</text:p>
          </table:table-cell>
          <table:table-cell table:style-name="ce62" office:value-type="float" office:value="647">
            <text:p>647</text:p>
          </table:table-cell>
          <table:table-cell office:value-type="string">
            <text:p>--</text:p>
          </table:table-cell>
          <table:table-cell table:style-name="ce62" office:value-type="float" office:value="658">
            <text:p>658</text:p>
          </table:table-cell>
          <table:table-cell office:value-type="string">
            <text:p>--</text:p>
          </table:table-cell>
          <table:table-cell table:style-name="ce64" office:value-type="float" office:value="567">
            <text:p>56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628">
            <text:p>62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4" office:value-type="float" office:value="618">
            <text:p>61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27">
            <text:p>52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38">
            <text:p>53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648">
            <text:p>64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58">
            <text:p>55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67">
            <text:p>46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57">
            <text:p>55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66">
            <text:p>56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56">
            <text:p>45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2" office:value-type="float" office:value="424">
            <text:p>424</text:p>
          </table:table-cell>
          <table:table-cell office:value-type="string">
            <text:p>--</text:p>
          </table:table-cell>
          <table:table-cell table:style-name="ce62" office:value-type="float" office:value="435">
            <text:p>435</text:p>
          </table:table-cell>
          <table:table-cell office:value-type="string">
            <text:p>--</text:p>
          </table:table-cell>
          <table:table-cell table:style-name="ce62" office:value-type="float" office:value="445">
            <text:p>44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9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2" office:value-type="float" office:value="514">
            <text:p>514</text:p>
          </table:table-cell>
          <table:table-cell table:style-name="Default" table:number-columns-repeated="2"/>
          <table:table-cell/>
          <table:table-cell table:style-name="ce62" office:value-type="float" office:value="455">
            <text:p>455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2" office:value-type="float" office:value="523">
            <text:p>523</text:p>
          </table:table-cell>
          <table:table-cell table:style-name="Default" table:number-columns-repeated="2"/>
          <table:table-cell/>
          <table:table-cell table:style-name="ce62" office:value-type="float" office:value="564">
            <text:p>564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5" office:value-type="string">
            <text:p>Skeleton</text:p>
          </table:table-cell>
          <table:table-cell/>
          <table:table-cell table:style-name="ce62" office:value-type="float" office:value="534">
            <text:p>534</text:p>
          </table:table-cell>
          <table:table-cell table:style-name="Default" table:number-columns-repeated="2"/>
          <table:table-cell/>
          <table:table-cell table:style-name="ce62" office:value-type="float" office:value="554">
            <text:p>554</text:p>
          </table:table-cell>
          <table:table-cell table:style-name="Default" office:value-type="string">
            <text:p>---</text:p>
          </table:table-cell>
          <table:table-cell table:style-name="ce62" office:value-type="float" office:value="643">
            <text:p>643</text:p>
          </table:table-cell>
          <table:table-cell office:value-type="string">
            <text:p>--</text:p>
          </table:table-cell>
          <table:table-cell table:style-name="ce62" office:value-type="float" office:value="653">
            <text:p>653</text:p>
          </table:table-cell>
          <table:table-cell table:style-name="Default" table:number-columns-repeated="6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5" office:value-type="string">
            <text:p>Danc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5"/>
          <table:table-cell table:number-columns-repeated="9"/>
          <table:table-cell table:style-name="Default" table:number-columns-repeated="6"/>
          <table:table-cell table:number-columns-repeated="992"/>
        </table:table-row>
        <table:table-row table:style-name="ro2">
          <table:table-cell table:style-name="ce64" office:value-type="string">
            <text:p>543d</text:p>
          </table:table-cell>
          <table:table-cell office:value-type="string">
            <text:p>--</text:p>
          </table:table-cell>
          <table:table-cell table:style-name="ce62" office:value-type="float" office:value="543">
            <text:p>543</text:p>
          </table:table-cell>
          <table:table-cell table:style-name="ce68"/>
          <table:table-cell table:style-name="Default"/>
          <table:table-cell/>
          <table:table-cell table:style-name="ce62" office:value-type="float" office:value="563">
            <text:p>563</text:p>
          </table:table-cell>
          <table:table-cell table:style-name="Default"/>
          <table:table-cell table:style-name="ce62" office:value-type="float" office:value="633">
            <text:p>633</text:p>
          </table:table-cell>
          <table:table-cell office:value-type="string">
            <text:p>--</text:p>
          </table:table-cell>
          <table:table-cell table:style-name="ce62" office:value-type="float" office:value="642">
            <text:p>642</text:p>
          </table:table-cell>
          <table:table-cell office:value-type="string">
            <text:p>--</text:p>
          </table:table-cell>
          <table:table-cell table:style-name="ce63" office:value-type="string">
            <text:p>63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31</text:p>
          </table:table-cell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8" office:value-type="string">
            <text:p>&gt;&gt; leg bon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table:style-name="ce62" office:value-type="float" office:value="533">
            <text:p>533</text:p>
          </table:table-cell>
          <table:table-cell table:style-name="Default" table:number-columns-repeated="3"/>
          <table:table-cell table:style-name="ce62" office:value-type="float" office:value="553">
            <text:p>553</text:p>
          </table:table-cell>
          <table:table-cell office:value-type="string">
            <text:p>--</text:p>
          </table:table-cell>
          <table:table-cell table:style-name="ce63" office:value-type="string">
            <text:p>66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5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41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21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table:style-name="ce62" office:value-type="float" office:value="542">
            <text:p>542</text:p>
          </table:table-cell>
          <table:table-cell table:style-name="Default" table:number-columns-repeated="3"/>
          <table:table-cell table:style-name="ce62" office:value-type="float" office:value="443">
            <text:p>443</text:p>
          </table:table-cell>
          <table:table-cell table:style-name="Default" table:number-columns-repeated="3"/>
          <table:table-cell table:style-name="ce61" office:value-type="string">
            <text:p>661</text:p>
          </table:table-cell>
          <table:table-cell table:style-name="Default" table:number-columns-repeated="2"/>
          <table:table-cell/>
          <table:table-cell table:style-name="ce72" office:value-type="string">
            <text:p>611</text:p>
          </table:table-cell>
          <table:table-cell table:style-name="ce68" office:value-type="string">
            <text:p><text:s text:c="2"/>&gt;&gt;backbone</text:p>
          </table:table-cell>
          <table:table-cell table:style-name="Default" table:number-columns-repeated="9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6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2" office:value-type="float" office:value="532">
            <text:p>532</text:p>
          </table:table-cell>
          <table:table-cell table:style-name="Default" office:value-type="string">
            <text:p>--</text:p>
          </table:table-cell>
          <table:table-cell table:style-name="ce62" office:value-type="float" office:value="522">
            <text:p>522</text:p>
          </table:table-cell>
          <table:table-cell office:value-type="string">
            <text:p>--</text:p>
          </table:table-cell>
          <table:table-cell table:style-name="ce62" office:value-type="float" office:value="433">
            <text:p>433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style-name="Default"/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2" office:value-type="float" office:value="541">
            <text:p>541</text:p>
          </table:table-cell>
          <table:table-cell table:style-name="Default"/>
          <table:table-cell/>
          <table:table-cell table:style-name="Default"/>
          <table:table-cell table:style-name="ce62" office:value-type="float" office:value="442">
            <text:p>442</text:p>
          </table:table-cell>
          <table:table-cell table:number-columns-repeated="2"/>
          <table:table-cell table:style-name="Default" table:number-columns-repeated="16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2"/>
          <table:table-cell table:style-name="ce62" office:value-type="float" office:value="551">
            <text:p>551</text:p>
          </table:table-cell>
          <table:table-cell table:style-name="Default" office:value-type="string">
            <text:p>--</text:p>
          </table:table-cell>
          <table:table-cell table:style-name="ce61" office:value-type="string">
            <text:p>661</text:p>
          </table:table-cell>
          <table:table-cell/>
          <table:table-cell table:style-name="ce62" office:value-type="float" office:value="552">
            <text:p>55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2" office:value-type="float" office:value="461">
            <text:p>461</text:p>
          </table:table-cell>
          <table:table-cell office:value-type="string">
            <text:p>--</text:p>
          </table:table-cell>
          <table:table-cell table:style-name="ce62" office:value-type="float" office:value="572">
            <text:p>572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2" office:value-type="float" office:value="451">
            <text:p>451</text:p>
          </table:table-cell>
          <table:table-cell/>
          <table:table-cell table:style-name="ce62" office:value-type="float" office:value="562">
            <text:p>562</text:p>
          </table:table-cell>
          <table:table-cell table:style-name="Default" office:value-type="string">
            <text:p>--</text:p>
          </table:table-cell>
          <table:table-cell table:style-name="ce62" office:value-type="float" office:value="453">
            <text:p>45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6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54</text:p>
          </table:table-cell>
          <table:table-cell table:style-name="Default" office:value-type="string">
            <text:p>--</text:p>
          </table:table-cell>
          <table:table-cell table:style-name="ce72" office:value-type="string">
            <text:p>464</text:p>
          </table:table-cell>
          <table:table-cell table:style-name="ce68" office:value-type="string">
            <text:p><text:s text:c="2"/>&gt;&gt;leg bone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6"/>
          <table:table-cell table:style-name="ce62" office:value-type="float" office:value="441">
            <text:p>441</text:p>
          </table:table-cell>
          <table:table-cell office:value-type="string">
            <text:p>--</text:p>
          </table:table-cell>
          <table:table-cell table:style-name="ce62" office:value-type="float" office:value="452">
            <text:p>452</text:p>
          </table:table-cell>
          <table:table-cell table:style-name="Default" table:number-columns-repeated="5"/>
          <table:table-cell table:style-name="ce63" office:value-type="string">
            <text:p>544</text:p>
          </table:table-cell>
          <table:table-cell table:number-columns-repeated="8"/>
          <table:table-cell table:style-name="Default"/>
          <table:table-cell table:number-columns-repeated="1000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Default" table:number-columns-repeated="6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2" office:value-type="float" office:value="531">
            <text:p>531</text:p>
          </table:table-cell>
          <table:table-cell table:number-columns-repeated="2"/>
          <table:table-cell table:style-name="Default" table:number-columns-repeated="5"/>
          <table:table-cell table:style-name="ce62" office:value-type="float" office:value="634">
            <text:p>634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4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2" office:value-type="float" office:value="521">
            <text:p>521</text:p>
          </table:table-cell>
          <table:table-cell table:style-name="Default" table:number-columns-repeated="7"/>
          <table:table-cell table:style-name="ce62" office:value-type="float" office:value="624">
            <text:p>624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3" office:value-type="string">
            <text:p>612</text:p>
          </table:table-cell>
          <table:table-cell table:style-name="Default" table:number-columns-repeated="7"/>
          <table:table-cell table:style-name="ce64" office:value-type="float" office:value="515">
            <text:p>515</text:p>
          </table:table-cell>
          <table:table-cell table:style-name="ce65" office:value-type="string">
            <text:p>Gate keepe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3" office:value-type="string">
            <text:p>622</text:p>
          </table:table-cell>
          <table:table-cell table:style-name="Default" table:number-columns-repeated="7"/>
          <table:table-cell table:style-name="ce62" office:value-type="float" office:value="625">
            <text:p>62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ce63" office:value-type="string">
            <text:p>533</text:p>
          </table:table-cell>
          <table:table-cell table:style-name="Default" table:number-columns-repeated="7"/>
          <table:table-cell table:style-name="ce62" office:value-type="float" office:value="616">
            <text:p>616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63" office:value-type="string">
            <text:p>623</text:p>
          </table:table-cell>
          <table:table-cell table:style-name="Default" table:number-columns-repeated="7"/>
          <table:table-cell table:style-name="ce62" office:value-type="float" office:value="626">
            <text:p>626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6"/>
          <table:table-cell table:style-name="ce63" office:value-type="string">
            <text:p>513</text:p>
          </table:table-cell>
          <table:table-cell table:style-name="Default" table:number-columns-repeated="7"/>
          <table:table-cell table:style-name="ce62" office:value-type="float" office:value="617">
            <text:p>617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ce65" office:value-type="string">
            <text:p>|</text:p>
          </table:table-cell>
          <table:table-cell table:style-name="Default" table:number-columns-repeated="6"/>
          <table:table-cell table:number-columns-repeated="1003"/>
        </table:table-row>
        <table:table-row table:style-name="ro2">
          <table:table-cell table:number-columns-repeated="6"/>
          <table:table-cell table:style-name="ce62" office:value-type="float" office:value="422">
            <text:p>422</text:p>
          </table:table-cell>
          <table:table-cell table:number-columns-repeated="7"/>
          <table:table-cell table:style-name="ce64" office:value-type="float" office:value="627">
            <text:p>627</text:p>
          </table:table-cell>
          <table:table-cell table:style-name="ce65" office:value-type="string">
            <text:p>Roundlings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32">
            <text:p>43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ce65" office:value-type="string">
            <text:p>Exit to BW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69" office:value-type="float" office:value="411">
            <text:p>411</text:p>
          </table:table-cell>
          <table:table-cell office:value-type="string">
            <text:p>--</text:p>
          </table:table-cell>
          <table:table-cell table:style-name="ce62" office:value-type="float" office:value="421">
            <text:p>421</text:p>
          </table:table-cell>
          <table:table-cell office:value-type="string">
            <text:p>--</text:p>
          </table:table-cell>
          <table:table-cell table:style-name="ce64" office:value-type="float" office:value="412">
            <text:p>412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Standard" style:font-charset="x-symbo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100">
      <style:table-cell-properties style:text-align-source="fix" style:repeat-content="false" fo:background-color="transparent" fo:padding="0cm" style:vertical-align="middle"/>
      <style:paragraph-properties fo:text-align="center" fo:margin-left="0cm"/>
      <style:text-properties fo:color="#000000" style:font-name="Calibri" fo:font-size="7pt" style:font-name-asian="Calibri" style:font-size-asian="7pt" style:font-name-complex="Calibri" style:font-size-complex="7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g0" style:family="table-cell" style:parent-style-name="Default">
      <style:table-cell-properties fo:background-color="#6600ff"/>
    </style:style>
    <style:style style:name="UpDown" style:family="table-cell" style:parent-style-name="Default">
      <style:table-cell-properties fo:background-color="#ff6600"/>
    </style:style>
    <style:style style:name="Weg" style:family="table-cell" style:parent-style-name="Default">
      <style:table-cell-properties fo:background-color="#83caff"/>
    </style:style>
  </office:styles>
  <office:automatic-styles>
    <style:page-layout style:name="Mpm1">
      <style:page-layout-properties fo:margin-top="0.42cm" fo:margin-bottom="0.42cm" fo:margin-left="0.42cm" fo:margin-right="0.42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635cm" fo:margin-right="0.635cm" style:print-page-order="ttb" style:first-page-number="continue" style:scale-to="85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-0.09cm" fo:margin-left="1.778cm" fo:margin-right="1.778cm" fo:margin-bottom="0cm"/>
      </style:header-style>
      <style:footer-style>
        <style:header-footer-properties fo:min-height="0.044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2.02.2020</text:date>, <text:time>22:5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Berlage, Christian</meta:initial-creator>
    <dc:creator>Christian </dc:creator>
    <meta:creation-date>2018-11-23T15:30:54Z</meta:creation-date>
    <dc:date>2020-02-02T22:59:27.40</dc:date>
    <meta:print-date>2020-01-26T18:19:45.12</meta:print-date>
    <meta:editing-duration>P22DT1H43M28S</meta:editing-duration>
    <meta:editing-cycles>49</meta:editing-cycles>
    <meta:printed-by>Christian </meta:printed-by>
    <meta:document-statistic meta:table-count="6" meta:cell-count="2250" meta:object-count="0"/>
  </office:meta>
</office:document-meta>
</file>